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43.26pt"/>
    </style:style>
    <style:style style:name="co7" style:family="table-column">
      <style:table-column-properties fo:break-before="auto" style:column-width="107.26pt"/>
    </style:style>
    <style:style style:name="co8" style:family="table-column">
      <style:table-column-properties fo:break-before="auto" style:column-width="118.49pt"/>
    </style:style>
    <style:style style:name="co9" style:family="table-column">
      <style:table-column-properties fo:break-before="auto" style:column-width="112.51pt"/>
    </style:style>
    <style:style style:name="co10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99.01pt"/>
    </style:style>
    <style:style style:name="co14" style:family="table-column">
      <style:table-column-properties fo:break-before="auto" style:column-width="141.76pt"/>
    </style:style>
    <style:style style:name="co15" style:family="table-column">
      <style:table-column-properties fo:break-before="auto" style:column-width="158.74pt"/>
    </style:style>
    <style:style style:name="co16" style:family="table-column">
      <style:table-column-properties fo:break-before="auto" style:column-width="77.24pt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7" style:family="table-cell" style:parent-style-name="Default" style:data-style-name="N2"/>
    <style:style style:name="ce21" style:family="table-cell" style:parent-style-name="Default" style:data-style-name="N12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19" style:family="table-cell" style:parent-style-name="Default" style:data-style-name="N122"/>
    <style:style style:name="ce2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ll_AWSCoordinates" table:style-name="ta1">
        <table:table-column table:style-name="co5" table:default-cell-style-name="ce6"/>
        <table:table-column table:style-name="co6" table:default-cell-style-name="ce6"/>
        <table:table-column table:style-name="co5" table:number-columns-repeated="4" table:default-cell-style-name="ce6"/>
        <table:table-column table:style-name="co7" table:default-cell-style-name="ce6"/>
        <table:table-column table:style-name="co4" table:number-columns-repeated="2" table:default-cell-style-name="ce8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ce6"/>
        <table:table-column table:style-name="co10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2" table:default-cell-style-name="ce6"/>
        <table:table-column table:style-name="co4" table:default-cell-style-name="ce6"/>
        <table:table-column table:style-name="co11" table:number-columns-repeated="1003" table:default-cell-style-name="ce6"/>
        <table:table-row table:style-name="ro4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WMO_ID</text:p>
          </table:table-cell>
          <table:table-cell table:style-name="ce5" office:value-type="string" calcext:value-type="string">
            <text:p>WSI</text:p>
          </table:table-cell>
          <table:table-cell table:style-name="ce5" office:value-type="string" calcext:value-type="string">
            <text:p>DS_CODE</text:p>
          </table:table-cell>
          <table:table-cell table:style-name="ce5" office:value-type="string" calcext:value-type="string">
            <text:p>DS_DESC</text:p>
          </table:table-cell>
          <table:table-cell table:style-name="ce5" office:value-type="string" calcext:value-type="string">
            <text:p>Aparatuur</text:p>
          </table:table-cell>
          <table:table-cell table:style-name="ce5" office:value-type="string" calcext:value-type="string">
            <text:p>sensor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</text:p>
          </table:table-cell>
          <table:table-cell office:value-type="string" calcext:value-type="string">
            <text:p>DS_ALT</text:p>
          </table:table-cell>
          <table:table-cell office:value-type="string" calcext:value-type="string">
            <text:p>REH1.TG</text:p>
          </table:table-cell>
          <table:table-cell table:style-name="ce5" office:value-type="string" calcext:value-type="string">
            <text:p>AHN2_date</text:p>
          </table:table-cell>
          <table:table-cell table:style-name="ce5" office:value-type="string" calcext:value-type="string">
            <text:p>AHN3_date</text:p>
          </table:table-cell>
          <table:table-cell table:style-name="ce5" office:value-type="string" calcext:value-type="string">
            <text:p>first_SC_year</text:p>
          </table:table-cell>
          <table:table-cell table:style-name="ce5" office:value-type="string" calcext:value-type="string">
            <text:p>best_overlapping_SC</text:p>
          </table:table-cell>
          <table:table-cell table:style-name="ce5" office:value-type="string" calcext:value-type="string">
            <text:p>best_overlapping_year</text:p>
          </table:table-cell>
          <table:table-cell table:style-name="ce5" office:value-type="string" calcext:value-type="string">
            <text:p>Manual_SC_AHN2</text:p>
          </table:table-cell>
          <table:table-cell table:style-name="ce5" office:value-type="string" calcext:value-type="string">
            <text:p>Manual_SC_AHN3</text:p>
          </table:table-cell>
          <table:table-cell table:style-name="ce5" office:value-type="string" calcext:value-type="string">
            <text:p>selectio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rcen</text:p>
          </table:table-cell>
          <table:table-cell office:value-type="string" calcext:value-type="string">
            <text:p>06391</text:p>
          </table:table-cell>
          <table:table-cell office:value-type="string" calcext:value-type="string">
            <text:p>0-20000-0-06391</text:p>
          </table:table-cell>
          <table:table-cell office:value-type="string" calcext:value-type="string">
            <text:p>391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11170.574329067" calcext:value-type="float">
            <text:p>211170.57</text:p>
          </table:table-cell>
          <table:table-cell office:value-type="float" office:value="390111.376103576" calcext:value-type="float">
            <text:p>390111.38</text:p>
          </table:table-cell>
          <table:table-cell table:style-name="ce19" office:value-type="float" office:value="51.4972220035686" calcext:value-type="float">
            <text:p>51.497222003568600</text:p>
          </table:table-cell>
          <table:table-cell table:style-name="ce19" office:value-type="float" office:value="6.19611100250612" calcext:value-type="float">
            <text:p>6.196111002506120</text:p>
          </table:table-cell>
          <table:table-cell office:value-type="float" office:value="19.5" calcext:value-type="float">
            <text:p>19.5</text:p>
          </table:table-cell>
          <table:table-cell office:value-type="float" office:value="16.4" calcext:value-type="float">
            <text:p>16.4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5" table:number-columns-repeated="3"/>
          <table:table-cell table:number-columns-repeated="1003"/>
        </table:table-row>
        <table:table-row table:style-name="ro5">
          <table:table-cell office:value-type="string" calcext:value-type="string">
            <text:p>Arcen</text:p>
          </table:table-cell>
          <table:table-cell office:value-type="string" calcext:value-type="string">
            <text:p>06391</text:p>
          </table:table-cell>
          <table:table-cell office:value-type="string" calcext:value-type="string">
            <text:p>0-20000-0-06391</text:p>
          </table:table-cell>
          <table:table-cell office:value-type="string" calcext:value-type="string">
            <text:p>391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11037.824873111" calcext:value-type="float">
            <text:p>211037.82</text:p>
          </table:table-cell>
          <table:table-cell office:value-type="float" office:value="390535.875323788" calcext:value-type="float">
            <text:p>390535.88</text:p>
          </table:table-cell>
          <table:table-cell table:style-name="ce19" office:value-type="float" office:value="51.5010505984353" calcext:value-type="float">
            <text:p>51.501050598435300</text:p>
          </table:table-cell>
          <table:table-cell table:style-name="ce19" office:value-type="float" office:value="6.19426717238529" calcext:value-type="float">
            <text:p>6.194267172385290</text:p>
          </table:table-cell>
          <table:table-cell office:value-type="float" office:value="19.5" calcext:value-type="float">
            <text:p>19.5</text:p>
          </table:table-cell>
          <table:table-cell office:value-type="float" office:value="16.4" calcext:value-type="float">
            <text:p>16.4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erkhout</text:p>
          </table:table-cell>
          <table:table-cell office:value-type="string" calcext:value-type="string">
            <text:p>06249</text:p>
          </table:table-cell>
          <table:table-cell office:value-type="string" calcext:value-type="string">
            <text:p>0-20000-0-06249</text:p>
          </table:table-cell>
          <table:table-cell office:value-type="string" calcext:value-type="string">
            <text:p>249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27363.134898112" calcext:value-type="float">
            <text:p>127363.13</text:p>
          </table:table-cell>
          <table:table-cell office:value-type="float" office:value="517331.71869734" calcext:value-type="float">
            <text:p>517331.72</text:p>
          </table:table-cell>
          <table:table-cell table:style-name="ce19" office:value-type="float" office:value="52.6427780042975" calcext:value-type="float">
            <text:p>52.642778004297500</text:p>
          </table:table-cell>
          <table:table-cell table:style-name="ce19" office:value-type="float" office:value="4.97888900132877" calcext:value-type="float">
            <text:p>4.97888900132877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Berkhout</text:p>
          </table:table-cell>
          <table:table-cell office:value-type="string" calcext:value-type="string">
            <text:p>06249</text:p>
          </table:table-cell>
          <table:table-cell office:value-type="string" calcext:value-type="string">
            <text:p>0-20000-0-06249</text:p>
          </table:table-cell>
          <table:table-cell office:value-type="string" calcext:value-type="string">
            <text:p>249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27359.366133663" calcext:value-type="float">
            <text:p>127359.37</text:p>
          </table:table-cell>
          <table:table-cell office:value-type="float" office:value="517316.285721481" calcext:value-type="float">
            <text:p>517316.29</text:p>
          </table:table-cell>
          <table:table-cell table:style-name="ce19" office:value-type="float" office:value="52.6426391195176" calcext:value-type="float">
            <text:p>52.642639119517600</text:p>
          </table:table-cell>
          <table:table-cell table:style-name="ce19" office:value-type="float" office:value="4.9788346087437" calcext:value-type="float">
            <text:p>4.978834608743700</text:p>
          </table:table-cell>
          <table:table-cell office:value-type="float" office:value="-2.4" calcext:value-type="float">
            <text:p>-2.4</text:p>
          </table:table-cell>
          <table:table-cell office:value-type="float" office:value="15.8" calcext:value-type="float">
            <text:p>15.8</text:p>
          </table:table-cell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bauw mast</text:p>
          </table:table-cell>
          <table:table-cell office:value-type="string" calcext:value-type="string">
            <text:p>06348</text:p>
          </table:table-cell>
          <table:table-cell office:value-type="string" calcext:value-type="string">
            <text:p>0-20000-0-06348</text:p>
          </table:table-cell>
          <table:table-cell office:value-type="string" calcext:value-type="string">
            <text:p>348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23295.168742218" calcext:value-type="float">
            <text:p>123295.17</text:p>
          </table:table-cell>
          <table:table-cell office:value-type="float" office:value="442405.899661171" calcext:value-type="float">
            <text:p>442405.90</text:p>
          </table:table-cell>
          <table:table-cell table:style-name="ce19" office:value-type="float" office:value="51.9691670038962" calcext:value-type="float">
            <text:p>51.969167003896200</text:p>
          </table:table-cell>
          <table:table-cell table:style-name="ce19" office:value-type="float" office:value="4.92583300124437" calcext:value-type="float">
            <text:p>4.92583300124437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bauw mast</text:p>
          </table:table-cell>
          <table:table-cell office:value-type="string" calcext:value-type="string">
            <text:p>06348</text:p>
          </table:table-cell>
          <table:table-cell office:value-type="string" calcext:value-type="string">
            <text:p>0-20000-0-06348</text:p>
          </table:table-cell>
          <table:table-cell office:value-type="string" calcext:value-type="string">
            <text:p>348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23388.021972678" calcext:value-type="float">
            <text:p>123388.02</text:p>
          </table:table-cell>
          <table:table-cell office:value-type="float" office:value="442497.948079431" calcext:value-type="float">
            <text:p>442497.95</text:p>
          </table:table-cell>
          <table:table-cell table:style-name="ce19" office:value-type="float" office:value="51.9699996213756" calcext:value-type="float">
            <text:p>51.969999621375600</text:p>
          </table:table-cell>
          <table:table-cell table:style-name="ce19" office:value-type="float" office:value="4.927175684052" calcext:value-type="float">
            <text:p>4.927175684052000</text:p>
          </table:table-cell>
          <table:table-cell office:value-type="float" office:value="-0.7" calcext:value-type="float">
            <text:p>-0.7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table:style-name="ce20"/>
          <table:table-cell table:number-columns-repeated="1004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bodemtemperatuur</text:p>
          </table:table-cell>
          <table:table-cell office:value-type="string" calcext:value-type="string">
            <text:p>ground_temp</text:p>
          </table:table-cell>
          <table:table-cell office:value-type="float" office:value="140782.455313183" calcext:value-type="float">
            <text:p>140782.46</text:p>
          </table:table-cell>
          <table:table-cell office:value-type="float" office:value="456751.655375241" calcext:value-type="float">
            <text:p>456751.66</text:p>
          </table:table-cell>
          <table:table-cell table:style-name="ce19" office:value-type="float" office:value="52.0988300039751" calcext:value-type="float">
            <text:p>52.098830003975100</text:p>
          </table:table-cell>
          <table:table-cell table:style-name="ce19" office:value-type="float" office:value="5.17971000150507" calcext:value-type="float">
            <text:p>5.17971000150507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1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eerslag</text:p>
          </table:table-cell>
          <table:table-cell office:value-type="string" calcext:value-type="string">
            <text:p>precipitation</text:p>
          </table:table-cell>
          <table:table-cell office:value-type="float" office:value="140766.058150265" calcext:value-type="float">
            <text:p>140766.06</text:p>
          </table:table-cell>
          <table:table-cell office:value-type="float" office:value="456768.391226176" calcext:value-type="float">
            <text:p>456768.39</text:p>
          </table:table-cell>
          <table:table-cell table:style-name="ce19" office:value-type="float" office:value="52.0989800039752" calcext:value-type="float">
            <text:p>52.098980003975200</text:p>
          </table:table-cell>
          <table:table-cell table:style-name="ce19" office:value-type="float" office:value="5.17947000150484" calcext:value-type="float">
            <text:p>5.17947000150484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2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bewolking</text:p>
          </table:table-cell>
          <table:table-cell office:value-type="string" calcext:value-type="string">
            <text:p>cloudiness</text:p>
          </table:table-cell>
          <table:table-cell office:value-type="float" office:value="140782.455313183" calcext:value-type="float">
            <text:p>140782.46</text:p>
          </table:table-cell>
          <table:table-cell office:value-type="float" office:value="456751.655375241" calcext:value-type="float">
            <text:p>456751.66</text:p>
          </table:table-cell>
          <table:table-cell table:style-name="ce19" office:value-type="float" office:value="52.0988300039751" calcext:value-type="float">
            <text:p>52.098830003975100</text:p>
          </table:table-cell>
          <table:table-cell table:style-name="ce19" office:value-type="float" office:value="5.17971000150507" calcext:value-type="float">
            <text:p>5.17971000150507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3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0.1 m</text:p>
          </table:table-cell>
          <table:table-cell office:value-type="string" calcext:value-type="string">
            <text:p>temp_10cm</text:p>
          </table:table-cell>
          <table:table-cell office:value-type="float" office:value="140757.781612767" calcext:value-type="float">
            <text:p>140757.78</text:p>
          </table:table-cell>
          <table:table-cell office:value-type="float" office:value="456749.500717313" calcext:value-type="float">
            <text:p>456749.50</text:p>
          </table:table-cell>
          <table:table-cell table:style-name="ce19" office:value-type="float" office:value="52.0988100039751" calcext:value-type="float">
            <text:p>52.098810003975100</text:p>
          </table:table-cell>
          <table:table-cell table:style-name="ce19" office:value-type="float" office:value="5.17935000150471" calcext:value-type="float">
            <text:p>5.17935000150471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4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windrichting / windsnelheid</text:p>
          </table:table-cell>
          <table:table-cell office:value-type="string" calcext:value-type="string">
            <text:p>wind_speed_dir</text:p>
          </table:table-cell>
          <table:table-cell office:value-type="float" office:value="140781.766931274" calcext:value-type="float">
            <text:p>140781.77</text:p>
          </table:table-cell>
          <table:table-cell office:value-type="float" office:value="456750.544742551" calcext:value-type="float">
            <text:p>456750.54</text:p>
          </table:table-cell>
          <table:table-cell table:style-name="ce19" office:value-type="float" office:value="52.0988200039751" calcext:value-type="float">
            <text:p>52.098820003975100</text:p>
          </table:table-cell>
          <table:table-cell table:style-name="ce19" office:value-type="float" office:value="5.17970000150506" calcext:value-type="float">
            <text:p>5.17970000150506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5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vochtigheid</text:p>
          </table:table-cell>
          <table:table-cell office:value-type="string" calcext:value-type="string">
            <text:p>humidity</text:p>
          </table:table-cell>
          <table:table-cell office:value-type="float" office:value="140782.455313183" calcext:value-type="float">
            <text:p>140782.46</text:p>
          </table:table-cell>
          <table:table-cell office:value-type="float" office:value="456751.655375241" calcext:value-type="float">
            <text:p>456751.66</text:p>
          </table:table-cell>
          <table:table-cell table:style-name="ce19" office:value-type="float" office:value="52.0988300039751" calcext:value-type="float">
            <text:p>52.098830003975100</text:p>
          </table:table-cell>
          <table:table-cell table:style-name="ce19" office:value-type="float" office:value="5.17971000150507" calcext:value-type="float">
            <text:p>5.17971000150507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6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40760.094893981" calcext:value-type="float">
            <text:p>140760.09</text:p>
          </table:table-cell>
          <table:table-cell office:value-type="float" office:value="456754.820242771" calcext:value-type="float">
            <text:p>456754.82</text:p>
          </table:table-cell>
          <table:table-cell table:style-name="ce19" office:value-type="float" office:value="52.0988578751647" calcext:value-type="float">
            <text:p>52.098857875164700</text:p>
          </table:table-cell>
          <table:table-cell table:style-name="ce19" office:value-type="float" office:value="5.17938353959755" calcext:value-type="float">
            <text:p>5.17938353959755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20" office:value-type="string" calcext:value-type="string">
            <text:p>4-5</text:p>
          </table:table-cell>
          <table:table-cell table:style-name="ce20"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4-5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7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zicht</text:p>
          </table:table-cell>
          <table:table-cell office:value-type="string" calcext:value-type="string">
            <text:p>sight</text:p>
          </table:table-cell>
          <table:table-cell office:value-type="float" office:value="140782.455313183" calcext:value-type="float">
            <text:p>140782.46</text:p>
          </table:table-cell>
          <table:table-cell office:value-type="float" office:value="456751.655375241" calcext:value-type="float">
            <text:p>456751.66</text:p>
          </table:table-cell>
          <table:table-cell table:style-name="ce19" office:value-type="float" office:value="52.0988300039751" calcext:value-type="float">
            <text:p>52.098830003975100</text:p>
          </table:table-cell>
          <table:table-cell table:style-name="ce19" office:value-type="float" office:value="5.17971000150507" calcext:value-type="float">
            <text:p>5.17971000150507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8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luchtdruk</text:p>
          </table:table-cell>
          <table:table-cell office:value-type="string" calcext:value-type="string">
            <text:p>pressure</text:p>
          </table:table-cell>
          <table:table-cell office:value-type="float" office:value="140781.766931274" calcext:value-type="float">
            <text:p>140781.77</text:p>
          </table:table-cell>
          <table:table-cell office:value-type="float" office:value="456750.544742551" calcext:value-type="float">
            <text:p>456750.54</text:p>
          </table:table-cell>
          <table:table-cell table:style-name="ce19" office:value-type="float" office:value="52.0988200039751" calcext:value-type="float">
            <text:p>52.098820003975100</text:p>
          </table:table-cell>
          <table:table-cell table:style-name="ce19" office:value-type="float" office:value="5.17970000150506" calcext:value-type="float">
            <text:p>5.17970000150506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69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traling</text:p>
          </table:table-cell>
          <table:table-cell office:value-type="string" calcext:value-type="string">
            <text:p>radiation</text:p>
          </table:table-cell>
          <table:table-cell office:value-type="float" office:value="140685.869953588" calcext:value-type="float">
            <text:p>140685.87</text:p>
          </table:table-cell>
          <table:table-cell office:value-type="float" office:value="457000.041857432" calcext:value-type="float">
            <text:p>457000.04</text:p>
          </table:table-cell>
          <table:table-cell table:style-name="ce19" office:value-type="float" office:value="52.1010600039765" calcext:value-type="float">
            <text:p>52.101060003976500</text:p>
          </table:table-cell>
          <table:table-cell table:style-name="ce19" office:value-type="float" office:value="5.17829000150374" calcext:value-type="float">
            <text:p>5.17829000150374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Bilt</text:p>
          </table:table-cell>
          <table:table-cell office:value-type="string" calcext:value-type="string">
            <text:p>06260</text:p>
          </table:table-cell>
          <table:table-cell office:value-type="string" calcext:value-type="string">
            <text:p>0-20000-0-06260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40781.084905772" calcext:value-type="float">
            <text:p>140781.08</text:p>
          </table:table-cell>
          <table:table-cell office:value-type="float" office:value="456751.659289922" calcext:value-type="float">
            <text:p>456751.66</text:p>
          </table:table-cell>
          <table:table-cell table:style-name="ce19" office:value-type="float" office:value="52.0988300039751" calcext:value-type="float">
            <text:p>52.098830003975100</text:p>
          </table:table-cell>
          <table:table-cell table:style-name="ce19" office:value-type="float" office:value="5.17969000150506" calcext:value-type="float">
            <text:p>5.179690001505060</text:p>
          </table:table-cell>
          <table:table-cell office:value-type="float" office:value="1.9" calcext:value-type="float">
            <text:p>1.9</text:p>
          </table:table-cell>
          <table:table-cell office:value-type="float" office:value="15.6" calcext:value-type="float">
            <text:p>15.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Kooy</text:p>
          </table:table-cell>
          <table:table-cell office:value-type="string" calcext:value-type="string">
            <text:p>06235</text:p>
          </table:table-cell>
          <table:table-cell office:value-type="string" calcext:value-type="string">
            <text:p>0-20000-0-06235</text:p>
          </table:table-cell>
          <table:table-cell office:value-type="string" calcext:value-type="string">
            <text:p>235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14241.929037657" calcext:value-type="float">
            <text:p>114241.93</text:p>
          </table:table-cell>
          <table:table-cell office:value-type="float" office:value="549045.553975993" calcext:value-type="float">
            <text:p>549045.55</text:p>
          </table:table-cell>
          <table:table-cell table:style-name="ce19" office:value-type="float" office:value="52.9269440044544" calcext:value-type="float">
            <text:p>52.926944004454400</text:p>
          </table:table-cell>
          <table:table-cell table:style-name="ce19" office:value-type="float" office:value="4.7811110011468" calcext:value-type="float">
            <text:p>4.781111001146800</text:p>
          </table:table-cell>
          <table:table-cell office:value-type="float" office:value="1.2" calcext:value-type="float">
            <text:p>1.2</text:p>
          </table:table-cell>
          <table:table-cell office:value-type="float" office:value="15.4" calcext:value-type="float">
            <text:p>15.4</text:p>
          </table:table-cell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 Kooy</text:p>
          </table:table-cell>
          <table:table-cell office:value-type="string" calcext:value-type="string">
            <text:p>06235</text:p>
          </table:table-cell>
          <table:table-cell office:value-type="string" calcext:value-type="string">
            <text:p>0-20000-0-06235</text:p>
          </table:table-cell>
          <table:table-cell office:value-type="string" calcext:value-type="string">
            <text:p>235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14114.985911709" calcext:value-type="float">
            <text:p>114114.99</text:p>
          </table:table-cell>
          <table:table-cell office:value-type="float" office:value="548738.171414603" calcext:value-type="float">
            <text:p>548738.17</text:p>
          </table:table-cell>
          <table:table-cell table:style-name="ce19" office:value-type="float" office:value="52.9241722933385" calcext:value-type="float">
            <text:p>52.924172293338500</text:p>
          </table:table-cell>
          <table:table-cell table:style-name="ce19" office:value-type="float" office:value="4.77926187650507" calcext:value-type="float">
            <text:p>4.77926187650507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elen</text:p>
          </table:table-cell>
          <table:table-cell office:value-type="string" calcext:value-type="string">
            <text:p>06275</text:p>
          </table:table-cell>
          <table:table-cell office:value-type="string" calcext:value-type="string">
            <text:p>0-20000-0-06275</text:p>
          </table:table-cell>
          <table:table-cell office:value-type="string" calcext:value-type="string">
            <text:p>275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88266.381726851" calcext:value-type="float">
            <text:p>188266.38</text:p>
          </table:table-cell>
          <table:table-cell office:value-type="float" office:value="451935.147457955" calcext:value-type="float">
            <text:p>451935.15</text:p>
          </table:table-cell>
          <table:table-cell table:style-name="ce19" office:value-type="float" office:value="52.0547220039359" calcext:value-type="float">
            <text:p>52.054722003935900</text:p>
          </table:table-cell>
          <table:table-cell table:style-name="ce19" office:value-type="float" office:value="5.87222200219767" calcext:value-type="float">
            <text:p>5.872222002197670</text:p>
          </table:table-cell>
          <table:table-cell office:value-type="float" office:value="48.2" calcext:value-type="float">
            <text:p>48.2</text:p>
          </table:table-cell>
          <table:table-cell office:value-type="float" office:value="15.3" calcext:value-type="float">
            <text:p>15.3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Deelen</text:p>
          </table:table-cell>
          <table:table-cell office:value-type="string" calcext:value-type="string">
            <text:p>06275</text:p>
          </table:table-cell>
          <table:table-cell office:value-type="string" calcext:value-type="string">
            <text:p>0-20000-0-06275</text:p>
          </table:table-cell>
          <table:table-cell office:value-type="string" calcext:value-type="string">
            <text:p>275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89281.503356942" calcext:value-type="float">
            <text:p>189281.50</text:p>
          </table:table-cell>
          <table:table-cell office:value-type="float" office:value="452585.855122887" calcext:value-type="float">
            <text:p>452585.86</text:p>
          </table:table-cell>
          <table:table-cell table:style-name="ce19" office:value-type="float" office:value="52.0605085289181" calcext:value-type="float">
            <text:p>52.060508528918100</text:p>
          </table:table-cell>
          <table:table-cell table:style-name="ce19" office:value-type="float" office:value="5.88708713371667" calcext:value-type="float">
            <text:p>5.88708713371667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elde</text:p>
          </table:table-cell>
          <table:table-cell office:value-type="string" calcext:value-type="string">
            <text:p>06280</text:p>
          </table:table-cell>
          <table:table-cell office:value-type="string" calcext:value-type="string">
            <text:p>0-20000-0-06280</text:p>
          </table:table-cell>
          <table:table-cell office:value-type="string" calcext:value-type="string">
            <text:p>28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35163.930419972" calcext:value-type="float">
            <text:p>235163.93</text:p>
          </table:table-cell>
          <table:table-cell office:value-type="float" office:value="571426.352256572" calcext:value-type="float">
            <text:p>571426.35</text:p>
          </table:table-cell>
          <table:table-cell table:style-name="ce19" office:value-type="float" office:value="53.1236110045174" calcext:value-type="float">
            <text:p>53.123611004517400</text:p>
          </table:table-cell>
          <table:table-cell table:style-name="ce19" office:value-type="float" office:value="6.584722002927" calcext:value-type="float">
            <text:p>6.584722002927000</text:p>
          </table:table-cell>
          <table:table-cell office:value-type="float" office:value="5.2" calcext:value-type="float">
            <text:p>5.2</text:p>
          </table:table-cell>
          <table:table-cell office:value-type="float" office:value="15.5" calcext:value-type="float">
            <text:p>15.5</text:p>
          </table:table-cell>
          <table:table-cell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elde</text:p>
          </table:table-cell>
          <table:table-cell office:value-type="string" calcext:value-type="string">
            <text:p>06280</text:p>
          </table:table-cell>
          <table:table-cell office:value-type="string" calcext:value-type="string">
            <text:p>0-20000-0-06280</text:p>
          </table:table-cell>
          <table:table-cell office:value-type="string" calcext:value-type="string">
            <text:p>28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35160.663850093" calcext:value-type="float">
            <text:p>235160.66</text:p>
          </table:table-cell>
          <table:table-cell office:value-type="float" office:value="571456.309393241" calcext:value-type="float">
            <text:p>571456.31</text:p>
          </table:table-cell>
          <table:table-cell table:style-name="ce19" office:value-type="float" office:value="53.1238806333669" calcext:value-type="float">
            <text:p>53.123880633366900</text:p>
          </table:table-cell>
          <table:table-cell table:style-name="ce19" office:value-type="float" office:value="6.58468065072087" calcext:value-type="float">
            <text:p>6.58468065072087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indhoven</text:p>
          </table:table-cell>
          <table:table-cell office:value-type="string" calcext:value-type="string">
            <text:p>06370</text:p>
          </table:table-cell>
          <table:table-cell office:value-type="string" calcext:value-type="string">
            <text:p>0-20000-0-06370</text:p>
          </table:table-cell>
          <table:table-cell office:value-type="string" calcext:value-type="string">
            <text:p>37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54287.006137274" calcext:value-type="float">
            <text:p>154287.01</text:p>
          </table:table-cell>
          <table:table-cell office:value-type="float" office:value="384515.132212195" calcext:value-type="float">
            <text:p>384515.13</text:p>
          </table:table-cell>
          <table:table-cell table:style-name="ce19" office:value-type="float" office:value="51.4497220035552" calcext:value-type="float">
            <text:p>51.449722003555200</text:p>
          </table:table-cell>
          <table:table-cell table:style-name="ce19" office:value-type="float" office:value="5.37694400167746" calcext:value-type="float">
            <text:p>5.376944001677460</text:p>
          </table:table-cell>
          <table:table-cell office:value-type="float" office:value="22.6" calcext:value-type="float">
            <text:p>22.6</text:p>
          </table:table-cell>
          <table:table-cell office:value-type="float" office:value="15.9" calcext:value-type="float">
            <text:p>15.9</text:p>
          </table:table-cell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indhoven</text:p>
          </table:table-cell>
          <table:table-cell office:value-type="string" calcext:value-type="string">
            <text:p>06370</text:p>
          </table:table-cell>
          <table:table-cell office:value-type="string" calcext:value-type="string">
            <text:p>0-20000-0-06370</text:p>
          </table:table-cell>
          <table:table-cell office:value-type="string" calcext:value-type="string">
            <text:p>37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54300.925834928" calcext:value-type="float">
            <text:p>154300.93</text:p>
          </table:table-cell>
          <table:table-cell office:value-type="float" office:value="384514.446236561" calcext:value-type="float">
            <text:p>384514.45</text:p>
          </table:table-cell>
          <table:table-cell table:style-name="ce19" office:value-type="float" office:value="51.4497158546971" calcext:value-type="float">
            <text:p>51.449715854697100</text:p>
          </table:table-cell>
          <table:table-cell table:style-name="ce19" office:value-type="float" office:value="5.37714424804738" calcext:value-type="float">
            <text:p>5.37714424804738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ll</text:p>
          </table:table-cell>
          <table:table-cell office:value-type="string" calcext:value-type="string">
            <text:p>06377</text:p>
          </table:table-cell>
          <table:table-cell office:value-type="string" calcext:value-type="string">
            <text:p>0-20000-0-06377</text:p>
          </table:table-cell>
          <table:table-cell office:value-type="string" calcext:value-type="string">
            <text:p>377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81233.068633958" calcext:value-type="float">
            <text:p>181233.07</text:p>
          </table:table-cell>
          <table:table-cell office:value-type="float" office:value="356430.069652855" calcext:value-type="float">
            <text:p>356430.07</text:p>
          </table:table-cell>
          <table:table-cell table:style-name="ce19" office:value-type="float" office:value="51.1966670033763" calcext:value-type="float">
            <text:p>51.196667003376300</text:p>
          </table:table-cell>
          <table:table-cell table:style-name="ce19" office:value-type="float" office:value="5.76250000205858" calcext:value-type="float">
            <text:p>5.762500002058580</text:p>
          </table:table-cell>
          <table:table-cell office:value-type="float" office:value="30" calcext:value-type="float">
            <text:p>30</text:p>
          </table:table-cell>
          <table:table-cell office:value-type="float" office:value="16.6" calcext:value-type="float">
            <text:p>16.6</text:p>
          </table:table-cell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ll</text:p>
          </table:table-cell>
          <table:table-cell office:value-type="string" calcext:value-type="string">
            <text:p>06377</text:p>
          </table:table-cell>
          <table:table-cell office:value-type="string" calcext:value-type="string">
            <text:p>0-20000-0-06377</text:p>
          </table:table-cell>
          <table:table-cell office:value-type="string" calcext:value-type="string">
            <text:p>377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81246.175211597" calcext:value-type="float">
            <text:p>181246.18</text:p>
          </table:table-cell>
          <table:table-cell office:value-type="float" office:value="356432.522054035" calcext:value-type="float">
            <text:p>356432.52</text:p>
          </table:table-cell>
          <table:table-cell table:style-name="ce19" office:value-type="float" office:value="51.1966884412252" calcext:value-type="float">
            <text:p>51.196688441225200</text:p>
          </table:table-cell>
          <table:table-cell table:style-name="ce19" office:value-type="float" office:value="5.7626876862418" calcext:value-type="float">
            <text:p>5.76268768624180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uroplatform</text:p>
          </table:table-cell>
          <table:table-cell/>
          <table:table-cell office:value-type="string" calcext:value-type="string">
            <text:p>0-20000-0-06321</text:p>
          </table:table-cell>
          <table:table-cell office:value-type="string" calcext:value-type="string">
            <text:p>321_H</text:p>
          </table:table-cell>
          <table:table-cell office:value-type="string" calcext:value-type="string">
            <text:p>Gaswinning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9957.82036367434" calcext:value-type="float">
            <text:p>9957.82</text:p>
          </table:table-cell>
          <table:table-cell office:value-type="float" office:value="447597.344308029" calcext:value-type="float">
            <text:p>447597.34</text:p>
          </table:table-cell>
          <table:table-cell table:style-name="ce19" office:value-type="float" office:value="51.9977780038889" calcext:value-type="float">
            <text:p>51.997778003888900</text:p>
          </table:table-cell>
          <table:table-cell table:style-name="ce19" office:value-type="float" office:value="3.27499999959324" calcext:value-type="float">
            <text:p>3.274999999593240</text:p>
          </table:table-cell>
          <table:table-cell office:value-type="float" office:value="19" calcext:value-type="float">
            <text:p>19</text:p>
          </table:table-cell>
          <table:table-cell office:value-type="float" office:value="14.6" calcext:value-type="float">
            <text:p>14.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F3-FB-1 platform</text:p>
          </table:table-cell>
          <table:table-cell/>
          <table:table-cell office:value-type="string" calcext:value-type="string">
            <text:p>0-20000-0-06239</text:p>
          </table:table-cell>
          <table:table-cell office:value-type="string" calcext:value-type="string">
            <text:p>239_H</text:p>
          </table:table-cell>
          <table:table-cell office:value-type="string" calcext:value-type="string">
            <text:p>Boor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10592.831944227" calcext:value-type="float">
            <text:p>110592.83</text:p>
          </table:table-cell>
          <table:table-cell office:value-type="float" office:value="763599.240635463" calcext:value-type="float">
            <text:p>763599.24</text:p>
          </table:table-cell>
          <table:table-cell table:style-name="ce19" office:value-type="float" office:value="54.8538890052842" calcext:value-type="float">
            <text:p>54.853889005284200</text:p>
          </table:table-cell>
          <table:table-cell table:style-name="ce19" office:value-type="float" office:value="4.6961110011746" calcext:value-type="float">
            <text:p>4.696111001174600</text:p>
          </table:table-cell>
          <table:table-cell office:value-type="float" office:value="50.6" calcext:value-type="float">
            <text:p>50.6</text:p>
          </table:table-cell>
          <table:table-cell office:value-type="float" office:value="14.1" calcext:value-type="float">
            <text:p>14.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ilze-Rijen</text:p>
          </table:table-cell>
          <table:table-cell office:value-type="string" calcext:value-type="string">
            <text:p>06350</text:p>
          </table:table-cell>
          <table:table-cell office:value-type="string" calcext:value-type="string">
            <text:p>0-20000-0-06350</text:p>
          </table:table-cell>
          <table:table-cell office:value-type="string" calcext:value-type="string">
            <text:p>35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23664.975752751" calcext:value-type="float">
            <text:p>123664.98</text:p>
          </table:table-cell>
          <table:table-cell office:value-type="float" office:value="397437.073780439" calcext:value-type="float">
            <text:p>397437.07</text:p>
          </table:table-cell>
          <table:table-cell table:style-name="ce19" office:value-type="float" office:value="51.5650000036358" calcext:value-type="float">
            <text:p>51.565000003635800</text:p>
          </table:table-cell>
          <table:table-cell table:style-name="ce19" office:value-type="float" office:value="4.93527800123552" calcext:value-type="float">
            <text:p>4.935278001235520</text:p>
          </table:table-cell>
          <table:table-cell office:value-type="float" office:value="14.9" calcext:value-type="float">
            <text:p>14.9</text:p>
          </table:table-cell>
          <table:table-cell office:value-type="float" office:value="15.5" calcext:value-type="float">
            <text:p>15.5</text:p>
          </table:table-cell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Gilze-Rijen</text:p>
          </table:table-cell>
          <table:table-cell office:value-type="string" calcext:value-type="string">
            <text:p>06350</text:p>
          </table:table-cell>
          <table:table-cell office:value-type="string" calcext:value-type="string">
            <text:p>0-20000-0-06350</text:p>
          </table:table-cell>
          <table:table-cell office:value-type="string" calcext:value-type="string">
            <text:p>35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23657.731608372" calcext:value-type="float">
            <text:p>123657.73</text:p>
          </table:table-cell>
          <table:table-cell office:value-type="float" office:value="397418.859816925" calcext:value-type="float">
            <text:p>397418.86</text:p>
          </table:table-cell>
          <table:table-cell table:style-name="ce19" office:value-type="float" office:value="51.5648358859636" calcext:value-type="float">
            <text:p>51.564835885963600</text:p>
          </table:table-cell>
          <table:table-cell table:style-name="ce19" office:value-type="float" office:value="4.93517515645602" calcext:value-type="float">
            <text:p>4.93517515645602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eino</text:p>
          </table:table-cell>
          <table:table-cell office:value-type="string" calcext:value-type="string">
            <text:p>06278</text:p>
          </table:table-cell>
          <table:table-cell office:value-type="string" calcext:value-type="string">
            <text:p>0-20000-0-06278</text:p>
          </table:table-cell>
          <table:table-cell office:value-type="string" calcext:value-type="string">
            <text:p>278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14278.347542463" calcext:value-type="float">
            <text:p>214278.35</text:p>
          </table:table-cell>
          <table:table-cell office:value-type="float" office:value="494429.572304085" calcext:value-type="float">
            <text:p>494429.57</text:p>
          </table:table-cell>
          <table:table-cell table:style-name="ce19" office:value-type="float" office:value="52.4344440041523" calcext:value-type="float">
            <text:p>52.434444004152300</text:p>
          </table:table-cell>
          <table:table-cell table:style-name="ce19" office:value-type="float" office:value="6.25888900259358" calcext:value-type="float">
            <text:p>6.258889002593580</text:p>
          </table:table-cell>
          <table:table-cell office:value-type="float" office:value="3.6" calcext:value-type="float">
            <text:p>3.6</text:p>
          </table:table-cell>
          <table:table-cell office:value-type="float" office:value="15.5" calcext:value-type="float">
            <text:p>15.5</text:p>
          </table:table-cell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eino</text:p>
          </table:table-cell>
          <table:table-cell office:value-type="string" calcext:value-type="string">
            <text:p>06278</text:p>
          </table:table-cell>
          <table:table-cell office:value-type="string" calcext:value-type="string">
            <text:p>0-20000-0-06278</text:p>
          </table:table-cell>
          <table:table-cell office:value-type="string" calcext:value-type="string">
            <text:p>278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14468.338541666" calcext:value-type="float">
            <text:p>214468.34</text:p>
          </table:table-cell>
          <table:table-cell office:value-type="float" office:value="494366.580891849" calcext:value-type="float">
            <text:p>494366.58</text:p>
          </table:table-cell>
          <table:table-cell table:style-name="ce19" office:value-type="float" office:value="52.4338573364401" calcext:value-type="float">
            <text:p>52.433857336440100</text:p>
          </table:table-cell>
          <table:table-cell table:style-name="ce19" office:value-type="float" office:value="6.26167131011481" calcext:value-type="float">
            <text:p>6.26167131011481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erwijnen</text:p>
          </table:table-cell>
          <table:table-cell office:value-type="string" calcext:value-type="string">
            <text:p>06356</text:p>
          </table:table-cell>
          <table:table-cell office:value-type="string" calcext:value-type="string">
            <text:p>0-20000-0-06356</text:p>
          </table:table-cell>
          <table:table-cell office:value-type="string" calcext:value-type="string">
            <text:p>356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38333.907682408" calcext:value-type="float">
            <text:p>138333.91</text:p>
          </table:table-cell>
          <table:table-cell office:value-type="float" office:value="429940.261008089" calcext:value-type="float">
            <text:p>429940.26</text:p>
          </table:table-cell>
          <table:table-cell table:style-name="ce19" office:value-type="float" office:value="51.8577780038246" calcext:value-type="float">
            <text:p>51.857778003824600</text:p>
          </table:table-cell>
          <table:table-cell table:style-name="ce19" office:value-type="float" office:value="5.14527800146022" calcext:value-type="float">
            <text:p>5.145278001460220</text:p>
          </table:table-cell>
          <table:table-cell office:value-type="float" office:value="0.7" calcext:value-type="float">
            <text:p>0.7</text:p>
          </table:table-cell>
          <table:table-cell office:value-type="float" office:value="15.5" calcext:value-type="float">
            <text:p>15.5</text:p>
          </table:table-cell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erwijnen</text:p>
          </table:table-cell>
          <table:table-cell office:value-type="string" calcext:value-type="string">
            <text:p>06356</text:p>
          </table:table-cell>
          <table:table-cell office:value-type="string" calcext:value-type="string">
            <text:p>0-20000-0-06356</text:p>
          </table:table-cell>
          <table:table-cell office:value-type="string" calcext:value-type="string">
            <text:p>356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38329.709394354" calcext:value-type="float">
            <text:p>138329.71</text:p>
          </table:table-cell>
          <table:table-cell office:value-type="float" office:value="429971.917088644" calcext:value-type="float">
            <text:p>429971.92</text:p>
          </table:table-cell>
          <table:table-cell table:style-name="ce19" office:value-type="float" office:value="51.8580624113329" calcext:value-type="float">
            <text:p>51.858062411332900</text:p>
          </table:table-cell>
          <table:table-cell table:style-name="ce19" office:value-type="float" office:value="5.14521553131874" calcext:value-type="float">
            <text:p>5.14521553131874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ek van Holland</text:p>
          </table:table-cell>
          <table:table-cell office:value-type="string" calcext:value-type="string">
            <text:p>06330</text:p>
          </table:table-cell>
          <table:table-cell office:value-type="string" calcext:value-type="string">
            <text:p>0-20000-0-06330</text:p>
          </table:table-cell>
          <table:table-cell office:value-type="string" calcext:value-type="string">
            <text:p>33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68078.9377872703" calcext:value-type="float">
            <text:p>68078.94</text:p>
          </table:table-cell>
          <table:table-cell office:value-type="float" office:value="445503.770123887" calcext:value-type="float">
            <text:p>445503.77</text:p>
          </table:table-cell>
          <table:table-cell table:style-name="ce19" office:value-type="float" office:value="51.9911110039054" calcext:value-type="float">
            <text:p>51.991111003905400</text:p>
          </table:table-cell>
          <table:table-cell table:style-name="ce19" office:value-type="float" office:value="4.12166700043806" calcext:value-type="float">
            <text:p>4.121667000438060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ek van Holland</text:p>
          </table:table-cell>
          <table:table-cell office:value-type="string" calcext:value-type="string">
            <text:p>06330</text:p>
          </table:table-cell>
          <table:table-cell office:value-type="string" calcext:value-type="string">
            <text:p>0-20000-0-06330</text:p>
          </table:table-cell>
          <table:table-cell office:value-type="string" calcext:value-type="string">
            <text:p>33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68090.9114014862" calcext:value-type="float">
            <text:p>68090.91</text:p>
          </table:table-cell>
          <table:table-cell office:value-type="float" office:value="445487.253990708" calcext:value-type="float">
            <text:p>445487.25</text:p>
          </table:table-cell>
          <table:table-cell table:style-name="ce19" office:value-type="float" office:value="51.9909644581738" calcext:value-type="float">
            <text:p>51.990964458173800</text:p>
          </table:table-cell>
          <table:table-cell table:style-name="ce19" office:value-type="float" office:value="4.12184547889127" calcext:value-type="float">
            <text:p>4.12184547889127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ogeveen</text:p>
          </table:table-cell>
          <table:table-cell office:value-type="string" calcext:value-type="string">
            <text:p>06279</text:p>
          </table:table-cell>
          <table:table-cell office:value-type="string" calcext:value-type="string">
            <text:p>0-20000-0-06279</text:p>
          </table:table-cell>
          <table:table-cell office:value-type="string" calcext:value-type="string">
            <text:p>279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35068.282503245" calcext:value-type="float">
            <text:p>235068.28</text:p>
          </table:table-cell>
          <table:table-cell office:value-type="float" office:value="529718.217276821" calcext:value-type="float">
            <text:p>529718.22</text:p>
          </table:table-cell>
          <table:table-cell table:style-name="ce19" office:value-type="float" office:value="52.7488890043183" calcext:value-type="float">
            <text:p>52.748889004318300</text:p>
          </table:table-cell>
          <table:table-cell table:style-name="ce19" office:value-type="float" office:value="6.57305600291005" calcext:value-type="float">
            <text:p>6.573056002910050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ogeveen</text:p>
          </table:table-cell>
          <table:table-cell office:value-type="string" calcext:value-type="string">
            <text:p>06279</text:p>
          </table:table-cell>
          <table:table-cell office:value-type="string" calcext:value-type="string">
            <text:p>0-20000-0-06279</text:p>
          </table:table-cell>
          <table:table-cell office:value-type="string" calcext:value-type="string">
            <text:p>279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35054.623810922" calcext:value-type="float">
            <text:p>235054.62</text:p>
          </table:table-cell>
          <table:table-cell office:value-type="float" office:value="529728.334415431" calcext:value-type="float">
            <text:p>529728.33</text:p>
          </table:table-cell>
          <table:table-cell table:style-name="ce19" office:value-type="float" office:value="52.7489819232018" calcext:value-type="float">
            <text:p>52.748981923201800</text:p>
          </table:table-cell>
          <table:table-cell table:style-name="ce19" office:value-type="float" office:value="6.57285621124482" calcext:value-type="float">
            <text:p>6.57285621124482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orn Terschelling</text:p>
          </table:table-cell>
          <table:table-cell office:value-type="string" calcext:value-type="string">
            <text:p>06251</text:p>
          </table:table-cell>
          <table:table-cell office:value-type="string" calcext:value-type="string">
            <text:p>0-20000-0-06251</text:p>
          </table:table-cell>
          <table:table-cell office:value-type="string" calcext:value-type="string">
            <text:p>251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52247.279071092" calcext:value-type="float">
            <text:p>152247.28</text:p>
          </table:table-cell>
          <table:table-cell office:value-type="float" office:value="600531.498836208" calcext:value-type="float">
            <text:p>600531.50</text:p>
          </table:table-cell>
          <table:table-cell table:style-name="ce19" office:value-type="float" office:value="53.3911110046879" calcext:value-type="float">
            <text:p>53.391111004687900</text:p>
          </table:table-cell>
          <table:table-cell table:style-name="ce19" office:value-type="float" office:value="5.34583300172355" calcext:value-type="float">
            <text:p>5.345833001723550</text:p>
          </table:table-cell>
          <table:table-cell office:value-type="float" office:value="0.7" calcext:value-type="float">
            <text:p>0.7</text:p>
          </table:table-cell>
          <table:table-cell office:value-type="float" office:value="16.1" calcext:value-type="float">
            <text:p>16.1</text:p>
          </table:table-cell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oorn Terschelling</text:p>
          </table:table-cell>
          <table:table-cell office:value-type="string" calcext:value-type="string">
            <text:p>06251</text:p>
          </table:table-cell>
          <table:table-cell office:value-type="string" calcext:value-type="string">
            <text:p>0-20000-0-06251</text:p>
          </table:table-cell>
          <table:table-cell office:value-type="string" calcext:value-type="string">
            <text:p>251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52235.451525227" calcext:value-type="float">
            <text:p>152235.45</text:p>
          </table:table-cell>
          <table:table-cell office:value-type="float" office:value="600539.743505181" calcext:value-type="float">
            <text:p>600539.74</text:p>
          </table:table-cell>
          <table:table-cell table:style-name="ce19" office:value-type="float" office:value="53.3911850220654" calcext:value-type="float">
            <text:p>53.391185022065400</text:p>
          </table:table-cell>
          <table:table-cell table:style-name="ce19" office:value-type="float" office:value="5.34565515474945" calcext:value-type="float">
            <text:p>5.34565515474945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upsel</text:p>
          </table:table-cell>
          <table:table-cell office:value-type="string" calcext:value-type="string">
            <text:p>06283</text:p>
          </table:table-cell>
          <table:table-cell office:value-type="string" calcext:value-type="string">
            <text:p>0-20000-0-06283</text:p>
          </table:table-cell>
          <table:table-cell office:value-type="string" calcext:value-type="string">
            <text:p>283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42041.704107574" calcext:value-type="float">
            <text:p>242041.70</text:p>
          </table:table-cell>
          <table:table-cell office:value-type="float" office:value="454037.790576929" calcext:value-type="float">
            <text:p>454037.79</text:p>
          </table:table-cell>
          <table:table-cell table:style-name="ce19" office:value-type="float" office:value="52.067778003917" calcext:value-type="float">
            <text:p>52.067778003917000</text:p>
          </table:table-cell>
          <table:table-cell table:style-name="ce19" office:value-type="float" office:value="6.65666700298065" calcext:value-type="float">
            <text:p>6.656667002980650</text:p>
          </table:table-cell>
          <table:table-cell office:value-type="float" office:value="29.1" calcext:value-type="float">
            <text:p>29.1</text:p>
          </table:table-cell>
          <table:table-cell office:value-type="float" office:value="16.1" calcext:value-type="float">
            <text:p>16.1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Hupsel</text:p>
          </table:table-cell>
          <table:table-cell office:value-type="string" calcext:value-type="string">
            <text:p>06283</text:p>
          </table:table-cell>
          <table:table-cell office:value-type="string" calcext:value-type="string">
            <text:p>0-20000-0-06283</text:p>
          </table:table-cell>
          <table:table-cell office:value-type="string" calcext:value-type="string">
            <text:p>283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42045.67420855" calcext:value-type="float">
            <text:p>242045.67</text:p>
          </table:table-cell>
          <table:table-cell office:value-type="float" office:value="454012.829915923" calcext:value-type="float">
            <text:p>454012.83</text:p>
          </table:table-cell>
          <table:table-cell table:style-name="ce19" office:value-type="float" office:value="52.0675530768009" calcext:value-type="float">
            <text:p>52.067553076800900</text:p>
          </table:table-cell>
          <table:table-cell table:style-name="ce19" office:value-type="float" office:value="6.65671852552122" calcext:value-type="float">
            <text:p>6.65671852552122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K13 platform</text:p>
          </table:table-cell>
          <table:table-cell/>
          <table:table-cell office:value-type="string" calcext:value-type="string">
            <text:p>0-20000-0-06252</text:p>
          </table:table-cell>
          <table:table-cell office:value-type="string" calcext:value-type="string">
            <text:p>252_H</text:p>
          </table:table-cell>
          <table:table-cell office:value-type="string" calcext:value-type="string">
            <text:p>Gaswinning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0267.4837353283" calcext:value-type="float">
            <text:p>10267.48</text:p>
          </table:table-cell>
          <table:table-cell office:value-type="float" office:value="583416.710287535" calcext:value-type="float">
            <text:p>583416.71</text:p>
          </table:table-cell>
          <table:table-cell table:style-name="ce19" office:value-type="float" office:value="53.2177780045768" calcext:value-type="float">
            <text:p>53.217778004576800</text:p>
          </table:table-cell>
          <table:table-cell table:style-name="ce19" office:value-type="float" office:value="3.22027799963628" calcext:value-type="float">
            <text:p>3.220277999636280</text:p>
          </table:table-cell>
          <table:table-cell office:value-type="float" office:value="37.7" calcext:value-type="float">
            <text:p>37.7</text:p>
          </table:table-cell>
          <table:table-cell office:value-type="float" office:value="13.3" calcext:value-type="float">
            <text:p>13.3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auwersoog</text:p>
          </table:table-cell>
          <table:table-cell office:value-type="string" calcext:value-type="string">
            <text:p>06277</text:p>
          </table:table-cell>
          <table:table-cell office:value-type="string" calcext:value-type="string">
            <text:p>0-20000-0-06277</text:p>
          </table:table-cell>
          <table:table-cell office:value-type="string" calcext:value-type="string">
            <text:p>277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08993.555970907" calcext:value-type="float">
            <text:p>208993.56</text:p>
          </table:table-cell>
          <table:table-cell office:value-type="float" office:value="603123.357121545" calcext:value-type="float">
            <text:p>603123.36</text:p>
          </table:table-cell>
          <table:table-cell table:style-name="ce19" office:value-type="float" office:value="53.4116670046766" calcext:value-type="float">
            <text:p>53.411667004676600</text:p>
          </table:table-cell>
          <table:table-cell table:style-name="ce19" office:value-type="float" office:value="6.19916700255648" calcext:value-type="float">
            <text:p>6.199167002556480</text:p>
          </table:table-cell>
          <table:table-cell office:value-type="float" office:value="2.9" calcext:value-type="float">
            <text:p>2.9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auwersoog</text:p>
          </table:table-cell>
          <table:table-cell office:value-type="string" calcext:value-type="string">
            <text:p>06277</text:p>
          </table:table-cell>
          <table:table-cell office:value-type="string" calcext:value-type="string">
            <text:p>0-20000-0-06277</text:p>
          </table:table-cell>
          <table:table-cell office:value-type="string" calcext:value-type="string">
            <text:p>277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08785.798263073" calcext:value-type="float">
            <text:p>208785.80</text:p>
          </table:table-cell>
          <table:table-cell office:value-type="float" office:value="602745.93442542" calcext:value-type="float">
            <text:p>602745.93</text:p>
          </table:table-cell>
          <table:table-cell table:style-name="ce19" office:value-type="float" office:value="53.4082971903047" calcext:value-type="float">
            <text:p>53.408297190304700</text:p>
          </table:table-cell>
          <table:table-cell table:style-name="ce19" office:value-type="float" office:value="6.19597921480822" calcext:value-type="float">
            <text:p>6.19597921480822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eeuwarden</text:p>
          </table:table-cell>
          <table:table-cell office:value-type="string" calcext:value-type="string">
            <text:p>06270</text:p>
          </table:table-cell>
          <table:table-cell office:value-type="string" calcext:value-type="string">
            <text:p>0-20000-0-06270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79342.357534173" calcext:value-type="float">
            <text:p>179342.36</text:p>
          </table:table-cell>
          <table:table-cell office:value-type="float" office:value="581888.956001167" calcext:value-type="float">
            <text:p>581888.96</text:p>
          </table:table-cell>
          <table:table-cell table:style-name="ce19" office:value-type="float" office:value="53.2230560045967" calcext:value-type="float">
            <text:p>53.223056004596700</text:p>
          </table:table-cell>
          <table:table-cell table:style-name="ce19" office:value-type="float" office:value="5.75166700211476" calcext:value-type="float">
            <text:p>5.751667002114760</text:p>
          </table:table-cell>
          <table:table-cell office:value-type="float" office:value="1.2" calcext:value-type="float">
            <text:p>1.2</text:p>
          </table:table-cell>
          <table:table-cell office:value-type="float" office:value="15.9" calcext:value-type="float">
            <text:p>15.9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eeuwarden</text:p>
          </table:table-cell>
          <table:table-cell office:value-type="string" calcext:value-type="string">
            <text:p>06270</text:p>
          </table:table-cell>
          <table:table-cell office:value-type="string" calcext:value-type="string">
            <text:p>0-20000-0-06270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79787.712946792" calcext:value-type="float">
            <text:p>179787.71</text:p>
          </table:table-cell>
          <table:table-cell office:value-type="float" office:value="581527.157222608" calcext:value-type="float">
            <text:p>581527.16</text:p>
          </table:table-cell>
          <table:table-cell table:style-name="ce19" office:value-type="float" office:value="53.2197846658083" calcext:value-type="float">
            <text:p>53.219784665808300</text:p>
          </table:table-cell>
          <table:table-cell table:style-name="ce19" office:value-type="float" office:value="5.75830691458094" calcext:value-type="float">
            <text:p>5.75830691458094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elystad</text:p>
          </table:table-cell>
          <table:table-cell office:value-type="string" calcext:value-type="string">
            <text:p>06269</text:p>
          </table:table-cell>
          <table:table-cell office:value-type="string" calcext:value-type="string">
            <text:p>0-20000-0-06269</text:p>
          </table:table-cell>
          <table:table-cell office:value-type="string" calcext:value-type="string">
            <text:p>269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64007.270494303" calcext:value-type="float">
            <text:p>164007.27</text:p>
          </table:table-cell>
          <table:table-cell office:value-type="float" office:value="496615.361412884" calcext:value-type="float">
            <text:p>496615.36</text:p>
          </table:table-cell>
          <table:table-cell table:style-name="ce19" office:value-type="float" office:value="52.457222004185" calcext:value-type="float">
            <text:p>52.457222004185000</text:p>
          </table:table-cell>
          <table:table-cell table:style-name="ce19" office:value-type="float" office:value="5.51972200185928" calcext:value-type="float">
            <text:p>5.519722001859280</text:p>
          </table:table-cell>
          <table:table-cell office:value-type="float" office:value="-3.7" calcext:value-type="float">
            <text:p>-3.7</text:p>
          </table:table-cell>
          <table:table-cell office:value-type="float" office:value="15.9" calcext:value-type="float">
            <text:p>15.9</text:p>
          </table:table-cell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elystad</text:p>
          </table:table-cell>
          <table:table-cell office:value-type="string" calcext:value-type="string">
            <text:p>06269</text:p>
          </table:table-cell>
          <table:table-cell office:value-type="string" calcext:value-type="string">
            <text:p>0-20000-0-06269</text:p>
          </table:table-cell>
          <table:table-cell office:value-type="string" calcext:value-type="string">
            <text:p>269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64008.596790554" calcext:value-type="float">
            <text:p>164008.60</text:p>
          </table:table-cell>
          <table:table-cell office:value-type="float" office:value="496611.942547804" calcext:value-type="float">
            <text:p>496611.94</text:p>
          </table:table-cell>
          <table:table-cell table:style-name="ce19" office:value-type="float" office:value="52.4571912556872" calcext:value-type="float">
            <text:p>52.457191255687200</text:p>
          </table:table-cell>
          <table:table-cell table:style-name="ce19" office:value-type="float" office:value="5.51974142244917" calcext:value-type="float">
            <text:p>5.51974142244917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ichteiland Goeree</text:p>
          </table:table-cell>
          <table:table-cell/>
          <table:table-cell office:value-type="string" calcext:value-type="string">
            <text:p>0-20000-0-06320</text:p>
          </table:table-cell>
          <table:table-cell office:value-type="string" calcext:value-type="string">
            <text:p>320_H</text:p>
          </table:table-cell>
          <table:table-cell office:value-type="string" calcext:value-type="string">
            <text:p>AWS lichteiland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36888.8455646478" calcext:value-type="float">
            <text:p>36888.85</text:p>
          </table:table-cell>
          <table:table-cell office:value-type="float" office:value="438879.455891674" calcext:value-type="float">
            <text:p>438879.46</text:p>
          </table:table-cell>
          <table:table-cell table:style-name="ce19" office:value-type="float" office:value="51.9258330038555" calcext:value-type="float">
            <text:p>51.925833003855500</text:p>
          </table:table-cell>
          <table:table-cell table:style-name="ce19" office:value-type="float" office:value="3.66999999998201" calcext:value-type="float">
            <text:p>3.6699999999820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aastricht AP</text:p>
          </table:table-cell>
          <table:table-cell office:value-type="string" calcext:value-type="string">
            <text:p>06380</text:p>
          </table:table-cell>
          <table:table-cell office:value-type="string" calcext:value-type="string">
            <text:p>0-20000-0-06380</text:p>
          </table:table-cell>
          <table:table-cell office:value-type="string" calcext:value-type="string">
            <text:p>38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81357.595532855" calcext:value-type="float">
            <text:p>181357.60</text:p>
          </table:table-cell>
          <table:table-cell office:value-type="float" office:value="324024.485055678" calcext:value-type="float">
            <text:p>324024.49</text:p>
          </table:table-cell>
          <table:table-cell table:style-name="ce19" office:value-type="float" office:value="50.9053793758878" calcext:value-type="float">
            <text:p>50.905379375887800</text:p>
          </table:table-cell>
          <table:table-cell table:style-name="ce19" office:value-type="float" office:value="5.76190415725316" calcext:value-type="float">
            <text:p>5.761904157253160</text:p>
          </table:table-cell>
          <table:table-cell office:value-type="float" office:value="114.3" calcext:value-type="float">
            <text:p>114.3</text:p>
          </table:table-cell>
          <table:table-cell office:value-type="float" office:value="15.9" calcext:value-type="float">
            <text:p>15.9</text:p>
          </table:table-cell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astricht AP</text:p>
          </table:table-cell>
          <table:table-cell office:value-type="string" calcext:value-type="string">
            <text:p>06380</text:p>
          </table:table-cell>
          <table:table-cell office:value-type="string" calcext:value-type="string">
            <text:p>0-20000-0-06380</text:p>
          </table:table-cell>
          <table:table-cell office:value-type="string" calcext:value-type="string">
            <text:p>38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81360.456068154" calcext:value-type="float">
            <text:p>181360.46</text:p>
          </table:table-cell>
          <table:table-cell office:value-type="float" office:value="324013.221825823" calcext:value-type="float">
            <text:p>324013.22</text:p>
          </table:table-cell>
          <table:table-cell table:style-name="ce19" office:value-type="float" office:value="50.9052780031719" calcext:value-type="float">
            <text:p>50.905278003171900</text:p>
          </table:table-cell>
          <table:table-cell table:style-name="ce19" office:value-type="float" office:value="5.7619440020478" calcext:value-type="float">
            <text:p>5.76194400204780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rknesse</text:p>
          </table:table-cell>
          <table:table-cell office:value-type="string" calcext:value-type="string">
            <text:p>06273</text:p>
          </table:table-cell>
          <table:table-cell office:value-type="string" calcext:value-type="string">
            <text:p>0-20000-0-06273</text:p>
          </table:table-cell>
          <table:table-cell office:value-type="string" calcext:value-type="string">
            <text:p>273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88816.779536174" calcext:value-type="float">
            <text:p>188816.78</text:p>
          </table:table-cell>
          <table:table-cell office:value-type="float" office:value="523954.401638239" calcext:value-type="float">
            <text:p>523954.40</text:p>
          </table:table-cell>
          <table:table-cell table:style-name="ce19" office:value-type="float" office:value="52.7019440043163" calcext:value-type="float">
            <text:p>52.701944004316300</text:p>
          </table:table-cell>
          <table:table-cell table:style-name="ce19" office:value-type="float" office:value="5.8875000022327" calcext:value-type="float">
            <text:p>5.887500002232700</text:p>
          </table:table-cell>
          <table:table-cell office:value-type="float" office:value="-3.3" calcext:value-type="float">
            <text:p>-3.3</text:p>
          </table:table-cell>
          <table:table-cell office:value-type="float" office:value="15.6" calcext:value-type="float">
            <text:p>15.6</text:p>
          </table:table-cell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rknesse</text:p>
          </table:table-cell>
          <table:table-cell office:value-type="string" calcext:value-type="string">
            <text:p>06273</text:p>
          </table:table-cell>
          <table:table-cell office:value-type="string" calcext:value-type="string">
            <text:p>0-20000-0-06273</text:p>
          </table:table-cell>
          <table:table-cell office:value-type="string" calcext:value-type="string">
            <text:p>273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88817.859440454" calcext:value-type="float">
            <text:p>188817.86</text:p>
          </table:table-cell>
          <table:table-cell office:value-type="float" office:value="523948.842221987" calcext:value-type="float">
            <text:p>523948.84</text:p>
          </table:table-cell>
          <table:table-cell table:style-name="ce19" office:value-type="float" office:value="52.701893976823" calcext:value-type="float">
            <text:p>52.701893976823000</text:p>
          </table:table-cell>
          <table:table-cell table:style-name="ce19" office:value-type="float" office:value="5.88751540861422" calcext:value-type="float">
            <text:p>5.88751540861422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ieuw Beerta</text:p>
          </table:table-cell>
          <table:table-cell office:value-type="string" calcext:value-type="string">
            <text:p>06286</text:p>
          </table:table-cell>
          <table:table-cell office:value-type="string" calcext:value-type="string">
            <text:p>0-20000-0-06286</text:p>
          </table:table-cell>
          <table:table-cell office:value-type="string" calcext:value-type="string">
            <text:p>286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72751.726316288" calcext:value-type="float">
            <text:p>272751.73</text:p>
          </table:table-cell>
          <table:table-cell office:value-type="float" office:value="580083.325821976" calcext:value-type="float">
            <text:p>580083.33</text:p>
          </table:table-cell>
          <table:table-cell table:style-name="ce19" office:value-type="float" office:value="53.1944440045246" calcext:value-type="float">
            <text:p>53.194444004524600</text:p>
          </table:table-cell>
          <table:table-cell table:style-name="ce19" office:value-type="float" office:value="7.14916700347508" calcext:value-type="float">
            <text:p>7.149167003475080</text:p>
          </table:table-cell>
          <table:table-cell office:value-type="float" office:value="-0.2" calcext:value-type="float">
            <text:p>-0.2</text:p>
          </table:table-cell>
          <table:table-cell office:value-type="float" office:value="15.6" calcext:value-type="float">
            <text:p>15.6</text:p>
          </table:table-cell>
          <table:table-cell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ieuw Beerta</text:p>
          </table:table-cell>
          <table:table-cell office:value-type="string" calcext:value-type="string">
            <text:p>06286</text:p>
          </table:table-cell>
          <table:table-cell office:value-type="string" calcext:value-type="string">
            <text:p>0-20000-0-06286</text:p>
          </table:table-cell>
          <table:table-cell office:value-type="string" calcext:value-type="string">
            <text:p>286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72768.042795019" calcext:value-type="float">
            <text:p>272768.04</text:p>
          </table:table-cell>
          <table:table-cell office:value-type="float" office:value="580072.879063561" calcext:value-type="float">
            <text:p>580072.88</text:p>
          </table:table-cell>
          <table:table-cell table:style-name="ce19" office:value-type="float" office:value="53.1943465847842" calcext:value-type="float">
            <text:p>53.194346584784200</text:p>
          </table:table-cell>
          <table:table-cell table:style-name="ce19" office:value-type="float" office:value="7.14940721814475" calcext:value-type="float">
            <text:p>7.14940721814475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platform <text:s/>D15-FA-1</text:p>
          </table:table-cell>
          <table:table-cell/>
          <table:table-cell office:value-type="string" calcext:value-type="string">
            <text:p>0-20000-0-06201</text:p>
          </table:table-cell>
          <table:table-cell office:value-type="string" calcext:value-type="string">
            <text:p>201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-4514.41351907968" calcext:value-type="float">
            <text:p>-4514.41</text:p>
          </table:table-cell>
          <table:table-cell office:value-type="float" office:value="707285.202347363" calcext:value-type="float">
            <text:p>707285.20</text:p>
          </table:table-cell>
          <table:table-cell table:style-name="ce19" office:value-type="float" office:value="54.3255560050567" calcext:value-type="float">
            <text:p>54.325556005056700</text:p>
          </table:table-cell>
          <table:table-cell table:style-name="ce19" office:value-type="float" office:value="2.93583299947465" calcext:value-type="float">
            <text:p>2.935832999474650</text:p>
          </table:table-cell>
          <table:table-cell office:value-type="float" office:value="42.7" calcext:value-type="float">
            <text:p>42.7</text:p>
          </table:table-cell>
          <table:table-cell office:value-type="float" office:value="13.8" calcext:value-type="float">
            <text:p>13.8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<text:s/>P11-B</text:p>
          </table:table-cell>
          <table:table-cell/>
          <table:table-cell office:value-type="string" calcext:value-type="string">
            <text:p>0-20000-0-06203</text:p>
          </table:table-cell>
          <table:table-cell office:value-type="string" calcext:value-type="string">
            <text:p>203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5671.2242450412" calcext:value-type="float">
            <text:p>15671.22</text:p>
          </table:table-cell>
          <table:table-cell office:value-type="float" office:value="487756.27852946" calcext:value-type="float">
            <text:p>487756.28</text:p>
          </table:table-cell>
          <table:table-cell table:style-name="ce19" office:value-type="float" office:value="52.3600000041109" calcext:value-type="float">
            <text:p>52.360000004110900</text:p>
          </table:table-cell>
          <table:table-cell table:style-name="ce19" office:value-type="float" office:value="3.34166699968574" calcext:value-type="float">
            <text:p>3.341666999685740</text:p>
          </table:table-cell>
          <table:table-cell office:value-type="float" office:value="41.8" calcext:value-type="float">
            <text:p>41.8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A12-CPP</text:p>
          </table:table-cell>
          <table:table-cell/>
          <table:table-cell office:value-type="string" calcext:value-type="string">
            <text:p>0-20000-0-06205</text:p>
          </table:table-cell>
          <table:table-cell office:value-type="string" calcext:value-type="string">
            <text:p>205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55024.6341154653" calcext:value-type="float">
            <text:p>55024.63</text:p>
          </table:table-cell>
          <table:table-cell office:value-type="float" office:value="825233.071242603" calcext:value-type="float">
            <text:p>825233.07</text:p>
          </table:table-cell>
          <table:table-cell table:style-name="ce19" office:value-type="float" office:value="55.3991670054262" calcext:value-type="float">
            <text:p>55.399167005426200</text:p>
          </table:table-cell>
          <table:table-cell table:style-name="ce19" office:value-type="float" office:value="3.81027800039825" calcext:value-type="float">
            <text:p>3.810278000398250</text:p>
          </table:table-cell>
          <table:table-cell office:value-type="float" office:value="48.4" calcext:value-type="float">
            <text:p>48.4</text:p>
          </table:table-cell>
          <table:table-cell office:value-type="float" office:value="13.3" calcext:value-type="float">
            <text:p>13.3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AWG-1</text:p>
          </table:table-cell>
          <table:table-cell/>
          <table:table-cell office:value-type="string" calcext:value-type="string">
            <text:p>0-20000-0-06208</text:p>
          </table:table-cell>
          <table:table-cell office:value-type="string" calcext:value-type="string">
            <text:p>208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91801.980375192" calcext:value-type="float">
            <text:p>191801.98</text:p>
          </table:table-cell>
          <table:table-cell office:value-type="float" office:value="611864.432201791" calcext:value-type="float">
            <text:p>611864.43</text:p>
          </table:table-cell>
          <table:table-cell table:style-name="ce19" office:value-type="float" office:value="53.4916670047234" calcext:value-type="float">
            <text:p>53.491667004723400</text:p>
          </table:table-cell>
          <table:table-cell table:style-name="ce19" office:value-type="float" office:value="5.94166700230797" calcext:value-type="float">
            <text:p>5.941667002307970</text:p>
          </table:table-cell>
          <table:table-cell office:value-type="float" office:value="40.5" calcext:value-type="float">
            <text:p>40.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F16-A</text:p>
          </table:table-cell>
          <table:table-cell/>
          <table:table-cell office:value-type="string" calcext:value-type="string">
            <text:p>0-20000-0-06206</text:p>
          </table:table-cell>
          <table:table-cell office:value-type="string" calcext:value-type="string">
            <text:p>206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65072.1022450979" calcext:value-type="float">
            <text:p>65072.10</text:p>
          </table:table-cell>
          <table:table-cell office:value-type="float" office:value="682157.360272765" calcext:value-type="float">
            <text:p>682157.36</text:p>
          </table:table-cell>
          <table:table-cell table:style-name="ce19" office:value-type="float" office:value="54.1166670050099" calcext:value-type="float">
            <text:p>54.116667005009900</text:p>
          </table:table-cell>
          <table:table-cell table:style-name="ce19" office:value-type="float" office:value="4.01222200047473" calcext:value-type="float">
            <text:p>4.012222000474730</text:p>
          </table:table-cell>
          <table:table-cell office:value-type="float" office:value="43.4" calcext:value-type="float">
            <text:p>43.4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Hoorn-Alfa</text:p>
          </table:table-cell>
          <table:table-cell/>
          <table:table-cell office:value-type="string" calcext:value-type="string">
            <text:p>0-20000-0-06212</text:p>
          </table:table-cell>
          <table:table-cell office:value-type="string" calcext:value-type="string">
            <text:p>212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71805.5657763665" calcext:value-type="float">
            <text:p>71805.57</text:p>
          </table:table-cell>
          <table:table-cell office:value-type="float" office:value="548598.119760592" calcext:value-type="float">
            <text:p>548598.12</text:p>
          </table:table-cell>
          <table:table-cell table:style-name="ce19" office:value-type="float" office:value="52.918056004445" calcext:value-type="float">
            <text:p>52.918056004445000</text:p>
          </table:table-cell>
          <table:table-cell table:style-name="ce19" office:value-type="float" office:value="4.15027800052355" calcext:value-type="float">
            <text:p>4.150278000523550</text:p>
          </table:table-cell>
          <table:table-cell office:value-type="float" office:value="50.9" calcext:value-type="float">
            <text:p>50.9</text:p>
          </table:table-cell>
          <table:table-cell office:value-type="float" office:value="14.2" calcext:value-type="float">
            <text:p>14.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J6-A</text:p>
          </table:table-cell>
          <table:table-cell/>
          <table:table-cell office:value-type="string" calcext:value-type="string">
            <text:p>0-20000-0-06211</text:p>
          </table:table-cell>
          <table:table-cell office:value-type="string" calcext:value-type="string">
            <text:p>211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-5802.99709716893" calcext:value-type="float">
            <text:p>-5803.00</text:p>
          </table:table-cell>
          <table:table-cell office:value-type="float" office:value="651468.963221323" calcext:value-type="float">
            <text:p>651468.96</text:p>
          </table:table-cell>
          <table:table-cell table:style-name="ce19" office:value-type="float" office:value="53.8241670048516" calcext:value-type="float">
            <text:p>53.824167004851600</text:p>
          </table:table-cell>
          <table:table-cell table:style-name="ce19" office:value-type="float" office:value="2.94527799942975" calcext:value-type="float">
            <text:p>2.945277999429750</text:p>
          </table:table-cell>
          <table:table-cell office:value-type="float" office:value="45.7" calcext:value-type="float">
            <text:p>45.7</text:p>
          </table:table-cell>
          <table:table-cell office:value-type="float" office:value="13.1" calcext:value-type="float">
            <text:p>13.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K14-FA-1C</text:p>
          </table:table-cell>
          <table:table-cell/>
          <table:table-cell office:value-type="string" calcext:value-type="string">
            <text:p>0-20000-0-06204</text:p>
          </table:table-cell>
          <table:table-cell office:value-type="string" calcext:value-type="string">
            <text:p>204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37621.1983798521" calcext:value-type="float">
            <text:p>37621.20</text:p>
          </table:table-cell>
          <table:table-cell office:value-type="float" office:value="588423.666924058" calcext:value-type="float">
            <text:p>588423.67</text:p>
          </table:table-cell>
          <table:table-cell table:style-name="ce19" office:value-type="float" office:value="53.2694440046161" calcext:value-type="float">
            <text:p>53.269444004616100</text:p>
          </table:table-cell>
          <table:table-cell table:style-name="ce19" office:value-type="float" office:value="3.62777800003672" calcext:value-type="float">
            <text:p>3.627778000036720</text:p>
          </table:table-cell>
          <table:table-cell office:value-type="float" office:value="41.8" calcext:value-type="float">
            <text:p>41.8</text:p>
          </table:table-cell>
          <table:table-cell office:value-type="float" office:value="13.8" calcext:value-type="float">
            <text:p>13.8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latform L9-FF-1</text:p>
          </table:table-cell>
          <table:table-cell/>
          <table:table-cell office:value-type="string" calcext:value-type="string">
            <text:p>0-20000-0-06207</text:p>
          </table:table-cell>
          <table:table-cell office:value-type="string" calcext:value-type="string">
            <text:p>207_H</text:p>
          </table:table-cell>
          <table:table-cell office:value-type="string" calcext:value-type="string">
            <text:p>AWS platform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26743.69297205" calcext:value-type="float">
            <text:p>126743.69</text:p>
          </table:table-cell>
          <table:table-cell office:value-type="float" office:value="625471.81554244" calcext:value-type="float">
            <text:p>625471.82</text:p>
          </table:table-cell>
          <table:table-cell table:style-name="ce19" office:value-type="float" office:value="53.6144440047978" calcext:value-type="float">
            <text:p>53.614444004797800</text:p>
          </table:table-cell>
          <table:table-cell table:style-name="ce19" office:value-type="float" office:value="4.96027800135762" calcext:value-type="float">
            <text:p>4.960278001357620</text:p>
          </table:table-cell>
          <table:table-cell office:value-type="float" office:value="44" calcext:value-type="float">
            <text:p>44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otterdam</text:p>
          </table:table-cell>
          <table:table-cell office:value-type="string" calcext:value-type="string">
            <text:p>06344</text:p>
          </table:table-cell>
          <table:table-cell office:value-type="string" calcext:value-type="string">
            <text:p>0-20000-0-06344</text:p>
          </table:table-cell>
          <table:table-cell office:value-type="string" calcext:value-type="string">
            <text:p>344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90374.9933946721" calcext:value-type="float">
            <text:p>90374.99</text:p>
          </table:table-cell>
          <table:table-cell office:value-type="float" office:value="441765.315075848" calcext:value-type="float">
            <text:p>441765.32</text:p>
          </table:table-cell>
          <table:table-cell table:style-name="ce19" office:value-type="float" office:value="51.9605560038899" calcext:value-type="float">
            <text:p>51.960556003889900</text:p>
          </table:table-cell>
          <table:table-cell table:style-name="ce19" office:value-type="float" office:value="4.44694400076269" calcext:value-type="float">
            <text:p>4.446944000762690</text:p>
          </table:table-cell>
          <table:table-cell office:value-type="float" office:value="-4.3" calcext:value-type="float">
            <text:p>-4.3</text:p>
          </table:table-cell>
          <table:table-cell office:value-type="float" office:value="16.1" calcext:value-type="float">
            <text:p>16.1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Rotterdam</text:p>
          </table:table-cell>
          <table:table-cell office:value-type="string" calcext:value-type="string">
            <text:p>06344</text:p>
          </table:table-cell>
          <table:table-cell office:value-type="string" calcext:value-type="string">
            <text:p>0-20000-0-06344</text:p>
          </table:table-cell>
          <table:table-cell office:value-type="string" calcext:value-type="string">
            <text:p>344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  <text:p/>
          </table:table-cell>
          <table:table-cell office:value-type="string" calcext:value-type="string">
            <text:p>temp_150cm</text:p>
          </table:table-cell>
          <table:table-cell office:value-type="float" office:value="90057.7304353476" calcext:value-type="float">
            <text:p>90057.73</text:p>
          </table:table-cell>
          <table:table-cell office:value-type="float" office:value="441632.267413058" calcext:value-type="float">
            <text:p>441632.27</text:p>
          </table:table-cell>
          <table:table-cell table:style-name="ce19" office:value-type="float" office:value="51.9593232882727" calcext:value-type="float">
            <text:p>51.959323288272700</text:p>
          </table:table-cell>
          <table:table-cell table:style-name="ce19" office:value-type="float" office:value="4.44235376406589" calcext:value-type="float">
            <text:p>4.442353764065890</text:p>
          </table:table-cell>
          <table:table-cell office:value-type="float" office:value="-4.3" calcext:value-type="float">
            <text:p>-4.3</text:p>
          </table:table-cell>
          <table:table-cell office:value-type="float" office:value="16.1" calcext:value-type="float">
            <text:p>16.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chiphol</text:p>
          </table:table-cell>
          <table:table-cell office:value-type="string" calcext:value-type="string">
            <text:p>06240</text:p>
          </table:table-cell>
          <table:table-cell office:value-type="string" calcext:value-type="string">
            <text:p>0-20000-0-06240</text:p>
          </table:table-cell>
          <table:table-cell office:value-type="string" calcext:value-type="string">
            <text:p>24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14260.677708516" calcext:value-type="float">
            <text:p>114260.68</text:p>
          </table:table-cell>
          <table:table-cell office:value-type="float" office:value="481197.802428423" calcext:value-type="float">
            <text:p>481197.80</text:p>
          </table:table-cell>
          <table:table-cell table:style-name="ce19" office:value-type="float" office:value="52.3172220041092" calcext:value-type="float">
            <text:p>52.317222004109200</text:p>
          </table:table-cell>
          <table:table-cell table:style-name="ce19" office:value-type="float" office:value="4.78972200112451" calcext:value-type="float">
            <text:p>4.789722001124510</text:p>
          </table:table-cell>
          <table:table-cell office:value-type="float" office:value="-3.3" calcext:value-type="float">
            <text:p>-3.3</text:p>
          </table:table-cell>
          <table:table-cell office:value-type="float" office:value="16.3" calcext:value-type="float">
            <text:p>16.3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chiphol</text:p>
          </table:table-cell>
          <table:table-cell office:value-type="string" calcext:value-type="string">
            <text:p>06240</text:p>
          </table:table-cell>
          <table:table-cell office:value-type="string" calcext:value-type="string">
            <text:p>0-20000-0-06240</text:p>
          </table:table-cell>
          <table:table-cell office:value-type="string" calcext:value-type="string">
            <text:p>24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14283.823151466" calcext:value-type="float">
            <text:p>114283.82</text:p>
          </table:table-cell>
          <table:table-cell office:value-type="float" office:value="480999.804727101" calcext:value-type="float">
            <text:p>480999.80</text:p>
          </table:table-cell>
          <table:table-cell table:style-name="ce19" office:value-type="float" office:value="52.3154442599105" calcext:value-type="float">
            <text:p>52.315444259910500</text:p>
          </table:table-cell>
          <table:table-cell table:style-name="ce19" office:value-type="float" office:value="4.79008535102619" calcext:value-type="float">
            <text:p>4.79008535102619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tavoren</text:p>
          </table:table-cell>
          <table:table-cell office:value-type="string" calcext:value-type="string">
            <text:p>06267</text:p>
          </table:table-cell>
          <table:table-cell office:value-type="string" calcext:value-type="string">
            <text:p>0-20000-0-06267</text:p>
          </table:table-cell>
          <table:table-cell office:value-type="string" calcext:value-type="string">
            <text:p>267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54739.350143726" calcext:value-type="float">
            <text:p>154739.35</text:p>
          </table:table-cell>
          <table:table-cell office:value-type="float" office:value="545505.315457607" calcext:value-type="float">
            <text:p>545505.32</text:p>
          </table:table-cell>
          <table:table-cell table:style-name="ce19" office:value-type="float" office:value="52.8966670044335" calcext:value-type="float">
            <text:p>52.896667004433500</text:p>
          </table:table-cell>
          <table:table-cell table:style-name="ce19" office:value-type="float" office:value="5.38333300174067" calcext:value-type="float">
            <text:p>5.383333001740670</text:p>
          </table:table-cell>
          <table:table-cell office:value-type="float" office:value="-1.3" calcext:value-type="float">
            <text:p>-1.3</text:p>
          </table:table-cell>
          <table:table-cell office:value-type="float" office:value="16.3" calcext:value-type="float">
            <text:p>16.3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tavoren</text:p>
          </table:table-cell>
          <table:table-cell office:value-type="string" calcext:value-type="string">
            <text:p>06267</text:p>
          </table:table-cell>
          <table:table-cell office:value-type="string" calcext:value-type="string">
            <text:p>0-20000-0-06267</text:p>
          </table:table-cell>
          <table:table-cell office:value-type="string" calcext:value-type="string">
            <text:p>267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54738.492543427" calcext:value-type="float">
            <text:p>154738.49</text:p>
          </table:table-cell>
          <table:table-cell office:value-type="float" office:value="545495.061970708" calcext:value-type="float">
            <text:p>545495.06</text:p>
          </table:table-cell>
          <table:table-cell table:style-name="ce19" office:value-type="float" office:value="52.8965748618829" calcext:value-type="float">
            <text:p>52.896574861882900</text:p>
          </table:table-cell>
          <table:table-cell table:style-name="ce19" office:value-type="float" office:value="5.38332026554418" calcext:value-type="float">
            <text:p>5.38332026554418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Twenthe</text:p>
          </table:table-cell>
          <table:table-cell office:value-type="string" calcext:value-type="string">
            <text:p>06290</text:p>
          </table:table-cell>
          <table:table-cell office:value-type="string" calcext:value-type="string">
            <text:p>0-20000-0-06290</text:p>
          </table:table-cell>
          <table:table-cell office:value-type="string" calcext:value-type="string">
            <text:p>29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257622.560833893" calcext:value-type="float">
            <text:p>257622.56</text:p>
          </table:table-cell>
          <table:table-cell office:value-type="float" office:value="477180.434328631" calcext:value-type="float">
            <text:p>477180.43</text:p>
          </table:table-cell>
          <table:table-cell table:style-name="ce19" office:value-type="float" office:value="52.2730560040305" calcext:value-type="float">
            <text:p>52.273056004030500</text:p>
          </table:table-cell>
          <table:table-cell table:style-name="ce19" office:value-type="float" office:value="6.89083300321596" calcext:value-type="float">
            <text:p>6.890833003215960</text:p>
          </table:table-cell>
          <table:table-cell office:value-type="float" office:value="34.8" calcext:value-type="float">
            <text:p>34.8</text:p>
          </table:table-cell>
          <table:table-cell office:value-type="float" office:value="16.2" calcext:value-type="float">
            <text:p>16.2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Twenthe</text:p>
          </table:table-cell>
          <table:table-cell office:value-type="string" calcext:value-type="string">
            <text:p>06290</text:p>
          </table:table-cell>
          <table:table-cell office:value-type="string" calcext:value-type="string">
            <text:p>0-20000-0-06290</text:p>
          </table:table-cell>
          <table:table-cell office:value-type="string" calcext:value-type="string">
            <text:p>29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257637.403852989" calcext:value-type="float">
            <text:p>257637.40</text:p>
          </table:table-cell>
          <table:table-cell office:value-type="float" office:value="477190.430320799" calcext:value-type="float">
            <text:p>477190.43</text:p>
          </table:table-cell>
          <table:table-cell table:style-name="ce19" office:value-type="float" office:value="52.2731430531581" calcext:value-type="float">
            <text:p>52.273143053158100</text:p>
          </table:table-cell>
          <table:table-cell table:style-name="ce19" office:value-type="float" office:value="6.8910534497821" calcext:value-type="float">
            <text:p>6.89105344978210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Vlieland</text:p>
          </table:table-cell>
          <table:table-cell office:value-type="string" calcext:value-type="string">
            <text:p>06242</text:p>
          </table:table-cell>
          <table:table-cell office:value-type="string" calcext:value-type="string">
            <text:p>0-20000-0-06242</text:p>
          </table:table-cell>
          <table:table-cell office:value-type="string" calcext:value-type="string">
            <text:p>242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23862.967886474" calcext:value-type="float">
            <text:p>123862.97</text:p>
          </table:table-cell>
          <table:table-cell office:value-type="float" office:value="583813.760162115" calcext:value-type="float">
            <text:p>583813.76</text:p>
          </table:table-cell>
          <table:table-cell table:style-name="ce19" office:value-type="float" office:value="53.2400000046169" calcext:value-type="float">
            <text:p>53.240000004616900</text:p>
          </table:table-cell>
          <table:table-cell table:style-name="ce19" office:value-type="float" office:value="4.92083300130034" calcext:value-type="float">
            <text:p>4.920833001300340</text:p>
          </table:table-cell>
          <table:table-cell office:value-type="float" office:value="10.8" calcext:value-type="float">
            <text:p>10.8</text:p>
          </table:table-cell>
          <table:table-cell office:value-type="float" office:value="15.8" calcext:value-type="float">
            <text:p>15.8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Vlieland</text:p>
          </table:table-cell>
          <table:table-cell office:value-type="string" calcext:value-type="string">
            <text:p>06242</text:p>
          </table:table-cell>
          <table:table-cell office:value-type="string" calcext:value-type="string">
            <text:p>0-20000-0-06242</text:p>
          </table:table-cell>
          <table:table-cell office:value-type="string" calcext:value-type="string">
            <text:p>242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  <text:p/>
          </table:table-cell>
          <table:table-cell office:value-type="string" calcext:value-type="string">
            <text:p>temp_150cm</text:p>
          </table:table-cell>
          <table:table-cell office:value-type="float" office:value="125178.723164882" calcext:value-type="float">
            <text:p>125178.72</text:p>
          </table:table-cell>
          <table:table-cell office:value-type="float" office:value="585271.953552245" calcext:value-type="float">
            <text:p>585271.95</text:p>
          </table:table-cell>
          <table:table-cell table:style-name="ce19" office:value-type="float" office:value="53.2531771148649" calcext:value-type="float">
            <text:p>53.253177114864900</text:p>
          </table:table-cell>
          <table:table-cell table:style-name="ce19" office:value-type="float" office:value="4.94040452551763" calcext:value-type="float">
            <text:p>4.94040452551763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Vlissingen</text:p>
          </table:table-cell>
          <table:table-cell office:value-type="string" calcext:value-type="string">
            <text:p>06310</text:p>
          </table:table-cell>
          <table:table-cell office:value-type="string" calcext:value-type="string">
            <text:p>0-20000-0-06310</text:p>
          </table:table-cell>
          <table:table-cell office:value-type="string" calcext:value-type="string">
            <text:p>310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30461.9240508915" calcext:value-type="float">
            <text:p>30461.92</text:p>
          </table:table-cell>
          <table:table-cell office:value-type="float" office:value="385117.838117162" calcext:value-type="float">
            <text:p>385117.84</text:p>
          </table:table-cell>
          <table:table-cell table:style-name="ce19" office:value-type="float" office:value="51.4413890035385" calcext:value-type="float">
            <text:p>51.441389003538500</text:p>
          </table:table-cell>
          <table:table-cell table:style-name="ce19" office:value-type="float" office:value="3.59583299987726" calcext:value-type="float">
            <text:p>3.59583299987726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Vlissingen</text:p>
          </table:table-cell>
          <table:table-cell office:value-type="string" calcext:value-type="string">
            <text:p>06310</text:p>
          </table:table-cell>
          <table:table-cell office:value-type="string" calcext:value-type="string">
            <text:p>0-20000-0-06310</text:p>
          </table:table-cell>
          <table:table-cell office:value-type="string" calcext:value-type="string">
            <text:p>310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  <text:p/>
          </table:table-cell>
          <table:table-cell office:value-type="string" calcext:value-type="string">
            <text:p>temp_150cm</text:p>
          </table:table-cell>
          <table:table-cell office:value-type="float" office:value="30462.4847217722" calcext:value-type="float">
            <text:p>30462.48</text:p>
          </table:table-cell>
          <table:table-cell office:value-type="float" office:value="385095.390420977" calcext:value-type="float">
            <text:p>385095.39</text:p>
          </table:table-cell>
          <table:table-cell table:style-name="ce19" office:value-type="float" office:value="51.4411874320727" calcext:value-type="float">
            <text:p>51.441187432072700</text:p>
          </table:table-cell>
          <table:table-cell table:style-name="ce19" office:value-type="float" office:value="3.59584899170868" calcext:value-type="float">
            <text:p>3.595848991708680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.8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20" office:value-type="string" calcext:value-type="string">
            <text:p>3-4</text:p>
          </table:table-cell>
          <table:table-cell table:style-name="ce20"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3-4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Volkel</text:p>
          </table:table-cell>
          <table:table-cell office:value-type="string" calcext:value-type="string">
            <text:p>06375</text:p>
          </table:table-cell>
          <table:table-cell office:value-type="string" calcext:value-type="string">
            <text:p>0-20000-0-06375</text:p>
          </table:table-cell>
          <table:table-cell office:value-type="string" calcext:value-type="string">
            <text:p>375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77105.138687133" calcext:value-type="float">
            <text:p>177105.14</text:p>
          </table:table-cell>
          <table:table-cell office:value-type="float" office:value="407802.958964304" calcext:value-type="float">
            <text:p>407802.96</text:p>
          </table:table-cell>
          <table:table-cell table:style-name="ce19" office:value-type="float" office:value="51.6586110036879" calcext:value-type="float">
            <text:p>51.658611003687900</text:p>
          </table:table-cell>
          <table:table-cell table:style-name="ce19" office:value-type="float" office:value="5.7066670020182" calcext:value-type="float">
            <text:p>5.706667002018200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.8</text:p>
          </table:table-cell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Volkel</text:p>
          </table:table-cell>
          <table:table-cell office:value-type="string" calcext:value-type="string">
            <text:p>06375</text:p>
          </table:table-cell>
          <table:table-cell office:value-type="string" calcext:value-type="string">
            <text:p>0-20000-0-06375</text:p>
          </table:table-cell>
          <table:table-cell office:value-type="string" calcext:value-type="string">
            <text:p>375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177107.10561963" calcext:value-type="float">
            <text:p>177107.11</text:p>
          </table:table-cell>
          <table:table-cell office:value-type="float" office:value="407783.238234265" calcext:value-type="float">
            <text:p>407783.24</text:p>
          </table:table-cell>
          <table:table-cell table:style-name="ce19" office:value-type="float" office:value="51.6584336681054" calcext:value-type="float">
            <text:p>51.658433668105400</text:p>
          </table:table-cell>
          <table:table-cell table:style-name="ce19" office:value-type="float" office:value="5.70669417645817" calcext:value-type="float">
            <text:p>5.706694176458170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Voorschoten</text:p>
          </table:table-cell>
          <table:table-cell office:value-type="string" calcext:value-type="string">
            <text:p>06215</text:p>
          </table:table-cell>
          <table:table-cell office:value-type="string" calcext:value-type="string">
            <text:p>0-20000-0-06215</text:p>
          </table:table-cell>
          <table:table-cell office:value-type="string" calcext:value-type="string">
            <text:p>215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89910.5612293066" calcext:value-type="float">
            <text:p>89910.56</text:p>
          </table:table-cell>
          <table:table-cell office:value-type="float" office:value="461707.302692784" calcext:value-type="float">
            <text:p>461707.30</text:p>
          </table:table-cell>
          <table:table-cell table:style-name="ce19" office:value-type="float" office:value="52.1397220040008" calcext:value-type="float">
            <text:p>52.139722004000800</text:p>
          </table:table-cell>
          <table:table-cell table:style-name="ce19" office:value-type="float" office:value="4.43638900076175" calcext:value-type="float">
            <text:p>4.43638900076175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Voorschoten</text:p>
          </table:table-cell>
          <table:table-cell office:value-type="string" calcext:value-type="string">
            <text:p>06215</text:p>
          </table:table-cell>
          <table:table-cell office:value-type="string" calcext:value-type="string">
            <text:p>0-20000-0-06215</text:p>
          </table:table-cell>
          <table:table-cell office:value-type="string" calcext:value-type="string">
            <text:p>215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89901.9753780429" calcext:value-type="float">
            <text:p>89901.98</text:p>
          </table:table-cell>
          <table:table-cell office:value-type="float" office:value="461689.124961939" calcext:value-type="float">
            <text:p>461689.12</text:p>
          </table:table-cell>
          <table:table-cell table:style-name="ce19" office:value-type="float" office:value="52.1395576307" calcext:value-type="float">
            <text:p>52.139557630700000</text:p>
          </table:table-cell>
          <table:table-cell table:style-name="ce19" office:value-type="float" office:value="4.43626707579246" calcext:value-type="float">
            <text:p>4.436267075792460</text:p>
          </table:table-cell>
          <table:table-cell office:value-type="float" office:value="-1.1" calcext:value-type="float">
            <text:p>-1.1</text:p>
          </table:table-cell>
          <table:table-cell office:value-type="float" office:value="15.8" calcext:value-type="float">
            <text:p>15.8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estdorpe</text:p>
          </table:table-cell>
          <table:table-cell office:value-type="string" calcext:value-type="string">
            <text:p>06319</text:p>
          </table:table-cell>
          <table:table-cell office:value-type="string" calcext:value-type="string">
            <text:p>0-20000-0-06319</text:p>
          </table:table-cell>
          <table:table-cell office:value-type="string" calcext:value-type="string">
            <text:p>319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48398.2276161495" calcext:value-type="float">
            <text:p>48398.23</text:p>
          </table:table-cell>
          <table:table-cell office:value-type="float" office:value="360597.58076423" calcext:value-type="float">
            <text:p>360597.58</text:p>
          </table:table-cell>
          <table:table-cell table:style-name="ce19" office:value-type="float" office:value="51.2247220033973" calcext:value-type="float">
            <text:p>51.224722003397300</text:p>
          </table:table-cell>
          <table:table-cell table:style-name="ce19" office:value-type="float" office:value="3.86111100013193" calcext:value-type="float">
            <text:p>3.861111000131930</text:p>
          </table:table-cell>
          <table:table-cell office:value-type="float" office:value="-1.1" calcext:value-type="float">
            <text:p>-1.1</text:p>
          </table:table-cell>
          <table:table-cell office:value-type="float" office:value="15.8" calcext:value-type="float">
            <text:p>15.8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estdorpe</text:p>
          </table:table-cell>
          <table:table-cell office:value-type="string" calcext:value-type="string">
            <text:p>06319</text:p>
          </table:table-cell>
          <table:table-cell office:value-type="string" calcext:value-type="string">
            <text:p>0-20000-0-06319</text:p>
          </table:table-cell>
          <table:table-cell office:value-type="string" calcext:value-type="string">
            <text:p>319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48424.5665733183" calcext:value-type="float">
            <text:p>48424.57</text:p>
          </table:table-cell>
          <table:table-cell office:value-type="float" office:value="360624.289141064" calcext:value-type="float">
            <text:p>360624.29</text:p>
          </table:table-cell>
          <table:table-cell table:style-name="ce19" office:value-type="float" office:value="51.2249669565883" calcext:value-type="float">
            <text:p>51.224966956588300</text:p>
          </table:table-cell>
          <table:table-cell table:style-name="ce19" office:value-type="float" office:value="3.86147994901225" calcext:value-type="float">
            <text:p>3.861479949012250</text:p>
          </table:table-cell>
          <table:table-cell office:value-type="float" office:value="1.7" calcext:value-type="float">
            <text:p>1.7</text:p>
          </table:table-cell>
          <table:table-cell office:value-type="float" office:value="16.1" calcext:value-type="float">
            <text:p>16.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jk aan zee</text:p>
          </table:table-cell>
          <table:table-cell office:value-type="string" calcext:value-type="string">
            <text:p>06257</text:p>
          </table:table-cell>
          <table:table-cell office:value-type="string" calcext:value-type="string">
            <text:p>0-20000-0-06257</text:p>
          </table:table-cell>
          <table:table-cell office:value-type="string" calcext:value-type="string">
            <text:p>257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101759.646900183" calcext:value-type="float">
            <text:p>101759.65</text:p>
          </table:table-cell>
          <table:table-cell office:value-type="float" office:value="502242.431749641" calcext:value-type="float">
            <text:p>502242.43</text:p>
          </table:table-cell>
          <table:table-cell table:style-name="ce19" office:value-type="float" office:value="52.5052780042192" calcext:value-type="float">
            <text:p>52.505278004219200</text:p>
          </table:table-cell>
          <table:table-cell table:style-name="ce19" office:value-type="float" office:value="4.60305600094793" calcext:value-type="float">
            <text:p>4.60305600094793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jk aan zee</text:p>
          </table:table-cell>
          <table:table-cell office:value-type="string" calcext:value-type="string">
            <text:p>06257</text:p>
          </table:table-cell>
          <table:table-cell office:value-type="string" calcext:value-type="string">
            <text:p>0-20000-0-06257</text:p>
          </table:table-cell>
          <table:table-cell office:value-type="string" calcext:value-type="string">
            <text:p>257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  <text:p/>
          </table:table-cell>
          <table:table-cell office:value-type="string" calcext:value-type="string">
            <text:p>temp_150cm</text:p>
          </table:table-cell>
          <table:table-cell office:value-type="float" office:value="101751.287304962" calcext:value-type="float">
            <text:p>101751.29</text:p>
          </table:table-cell>
          <table:table-cell office:value-type="float" office:value="502237.567767368" calcext:value-type="float">
            <text:p>502237.57</text:p>
          </table:table-cell>
          <table:table-cell table:style-name="ce19" office:value-type="float" office:value="52.5052334796671" calcext:value-type="float">
            <text:p>52.505233479667100</text:p>
          </table:table-cell>
          <table:table-cell table:style-name="ce19" office:value-type="float" office:value="4.60293366399782" calcext:value-type="float">
            <text:p>4.602933663997820</text:p>
          </table:table-cell>
          <table:table-cell office:value-type="float" office:value="8.5" calcext:value-type="float">
            <text:p>8.5</text:p>
          </table:table-cell>
          <table:table-cell office:value-type="float" office:value="15.7" calcext:value-type="float">
            <text:p>15.7</text:p>
          </table:table-cell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table:style-name="ce20" office:value-type="string" calcext:value-type="string">
            <text:p>4-5</text:p>
          </table:table-cell>
          <table:table-cell table:style-name="ce20"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4-5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ilhelminadorp</text:p>
          </table:table-cell>
          <table:table-cell office:value-type="string" calcext:value-type="string">
            <text:p>06323</text:p>
          </table:table-cell>
          <table:table-cell office:value-type="string" calcext:value-type="string">
            <text:p>0-20000-0-06323</text:p>
          </table:table-cell>
          <table:table-cell office:value-type="string" calcext:value-type="string">
            <text:p>323_H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51814.4527024018" calcext:value-type="float">
            <text:p>51814.45</text:p>
          </table:table-cell>
          <table:table-cell office:value-type="float" office:value="394869.822692041" calcext:value-type="float">
            <text:p>394869.82</text:p>
          </table:table-cell>
          <table:table-cell table:style-name="ce19" office:value-type="float" office:value="51.5333330036067" calcext:value-type="float">
            <text:p>51.533333003606700</text:p>
          </table:table-cell>
          <table:table-cell table:style-name="ce19" office:value-type="float" office:value="3.90000000018872" calcext:value-type="float">
            <text:p>3.900000000188720</text:p>
          </table:table-cell>
          <table:table-cell office:value-type="float" office:value="8.5" calcext:value-type="float">
            <text:p>8.5</text:p>
          </table:table-cell>
          <table:table-cell office:value-type="float" office:value="15.7" calcext:value-type="float">
            <text:p>15.7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lhelminadorp</text:p>
          </table:table-cell>
          <table:table-cell office:value-type="string" calcext:value-type="string">
            <text:p>06323</text:p>
          </table:table-cell>
          <table:table-cell office:value-type="string" calcext:value-type="string">
            <text:p>0-20000-0-06323</text:p>
          </table:table-cell>
          <table:table-cell office:value-type="string" calcext:value-type="string">
            <text:p>323_H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50662.4454818697" calcext:value-type="float">
            <text:p>50662.45</text:p>
          </table:table-cell>
          <table:table-cell office:value-type="float" office:value="394072.170034838" calcext:value-type="float">
            <text:p>394072.17</text:p>
          </table:table-cell>
          <table:table-cell table:style-name="ce19" office:value-type="float" office:value="51.5259527177962" calcext:value-type="float">
            <text:p>51.525952717796200</text:p>
          </table:table-cell>
          <table:table-cell table:style-name="ce19" office:value-type="float" office:value="3.88363883288798" calcext:value-type="float">
            <text:p>3.883638832887980</text:p>
          </table:table-cell>
          <table:table-cell office:value-type="float" office:value="1.65" calcext:value-type="float">
            <text:p>1.65</text:p>
          </table:table-cell>
          <table:table-cell office:value-type="float" office:value="15.7" calcext:value-type="float">
            <text:p>15.7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oensdrecht</text:p>
          </table:table-cell>
          <table:table-cell office:value-type="string" calcext:value-type="string">
            <text:p>06340</text:p>
          </table:table-cell>
          <table:table-cell office:value-type="string" calcext:value-type="string">
            <text:p>0-20000-0-06340</text:p>
          </table:table-cell>
          <table:table-cell/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82346.6871744819" calcext:value-type="float">
            <text:p>82346.69</text:p>
          </table:table-cell>
          <table:table-cell office:value-type="float" office:value="384817.033528647" calcext:value-type="float">
            <text:p>384817.03</text:p>
          </table:table-cell>
          <table:table-cell table:style-name="ce19" office:value-type="float" office:value="51.4477564184842" calcext:value-type="float">
            <text:p>51.447756418484200</text:p>
          </table:table-cell>
          <table:table-cell table:style-name="ce19" office:value-type="float" office:value="4.34205030605933" calcext:value-type="float">
            <text:p>4.34205030605933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oensdrecht</text:p>
          </table:table-cell>
          <table:table-cell office:value-type="string" calcext:value-type="string">
            <text:p>06340</text:p>
          </table:table-cell>
          <table:table-cell office:value-type="string" calcext:value-type="string">
            <text:p>0-20000-0-06340</text:p>
          </table:table-cell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drogeboltemperatuur 1.5 m</text:p>
          </table:table-cell>
          <table:table-cell office:value-type="string" calcext:value-type="string">
            <text:p>temp_150cm</text:p>
          </table:table-cell>
          <table:table-cell office:value-type="float" office:value="82347.3848063185" calcext:value-type="float">
            <text:p>82347.38</text:p>
          </table:table-cell>
          <table:table-cell office:value-type="float" office:value="384812.098429358" calcext:value-type="float">
            <text:p>384812.10</text:p>
          </table:table-cell>
          <table:table-cell table:style-name="ce19" office:value-type="float" office:value="51.4477121543457" calcext:value-type="float">
            <text:p>51.447712154345700</text:p>
          </table:table-cell>
          <table:table-cell table:style-name="ce19" office:value-type="float" office:value="4.34206135772007" calcext:value-type="float">
            <text:p>4.34206135772007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ws_list" table:style-name="ta1">
        <table:table-column table:style-name="co12" table:default-cell-style-name="ce6"/>
        <table:table-column table:style-name="co4" table:number-columns-repeated="7" table:default-cell-style-name="ce6"/>
        <table:table-column table:style-name="co11" table:number-columns-repeated="1016" table:default-cell-style-name="ce6"/>
        <table:table-row table:style-name="ro1">
          <table:table-cell table:style-name="ce5" office:value-type="string" calcext:value-type="string">
            <text:p>AWS</text:p>
          </table:table-cell>
          <table:table-cell table:style-name="ce5" office:value-type="string" calcext:value-type="string">
            <text:p>DS_CODE</text:p>
          </table:table-cell>
          <table:table-cell table:style-name="ce5" office:value-type="string" calcext:value-type="string">
            <text:p>DS_DESC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</text:p>
          </table:table-cell>
          <table:table-cell table:style-name="ce5" office:value-type="string" calcext:value-type="string">
            <text:p>Clas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 Bilt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style-name="ce8" office:value-type="float" office:value="140781" calcext:value-type="float">
            <text:p>140781.00</text:p>
          </table:table-cell>
          <table:table-cell table:style-name="ce8" office:value-type="float" office:value="456751" calcext:value-type="float">
            <text:p>456751.00</text:p>
          </table:table-cell>
          <table:table-cell table:style-name="ce12" office:value-type="float" office:value="52.09883" calcext:value-type="float">
            <text:p>52.09883</text:p>
          </table:table-cell>
          <table:table-cell table:style-name="ce12" office:value-type="float" office:value="5.17969" calcext:value-type="float">
            <text:p>5.179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<text:s/>D15-FA-1</text:p>
          </table:table-cell>
          <table:table-cell office:value-type="string" calcext:value-type="string">
            <text:p>201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4.325556" calcext:value-type="float">
            <text:p>54.325556</text:p>
          </table:table-cell>
          <table:table-cell office:value-type="float" office:value="2.935833" calcext:value-type="float">
            <text:p>2.93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<text:s/>P11-B</text:p>
          </table:table-cell>
          <table:table-cell office:value-type="string" calcext:value-type="string">
            <text:p>203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2.36" calcext:value-type="float">
            <text:p>52.36</text:p>
          </table:table-cell>
          <table:table-cell office:value-type="float" office:value="3.341667" calcext:value-type="float">
            <text:p>3.34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K14-FA-1C</text:p>
          </table:table-cell>
          <table:table-cell office:value-type="string" calcext:value-type="string">
            <text:p>204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269444" calcext:value-type="float">
            <text:p>53.269444</text:p>
          </table:table-cell>
          <table:table-cell office:value-type="float" office:value="3.627778" calcext:value-type="float">
            <text:p>3.6277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A12-CPP</text:p>
          </table:table-cell>
          <table:table-cell office:value-type="string" calcext:value-type="string">
            <text:p>205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5.399167" calcext:value-type="float">
            <text:p>55.399167</text:p>
          </table:table-cell>
          <table:table-cell office:value-type="float" office:value="3.810278" calcext:value-type="float">
            <text:p>3.81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F16-A</text:p>
          </table:table-cell>
          <table:table-cell office:value-type="string" calcext:value-type="string">
            <text:p>206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4.116667" calcext:value-type="float">
            <text:p>54.116667</text:p>
          </table:table-cell>
          <table:table-cell office:value-type="float" office:value="4.012222" calcext:value-type="float">
            <text:p>4.0122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L9-FF-1</text:p>
          </table:table-cell>
          <table:table-cell office:value-type="string" calcext:value-type="string">
            <text:p>207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614444" calcext:value-type="float">
            <text:p>53.614444</text:p>
          </table:table-cell>
          <table:table-cell office:value-type="float" office:value="4.960278" calcext:value-type="float">
            <text:p>4.96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AWG-1</text:p>
          </table:table-cell>
          <table:table-cell office:value-type="string" calcext:value-type="string">
            <text:p>208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491667" calcext:value-type="float">
            <text:p>53.491667</text:p>
          </table:table-cell>
          <table:table-cell office:value-type="float" office:value="5.941667" calcext:value-type="float">
            <text:p>5.94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J6-A</text:p>
          </table:table-cell>
          <table:table-cell office:value-type="string" calcext:value-type="string">
            <text:p>211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824167" calcext:value-type="float">
            <text:p>53.824167</text:p>
          </table:table-cell>
          <table:table-cell office:value-type="float" office:value="2.945278" calcext:value-type="float">
            <text:p>2.94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Hoorn-Alfa</text:p>
          </table:table-cell>
          <table:table-cell office:value-type="string" calcext:value-type="string">
            <text:p>212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2.918056" calcext:value-type="float">
            <text:p>52.918056</text:p>
          </table:table-cell>
          <table:table-cell office:value-type="float" office:value="4.150278" calcext:value-type="float">
            <text:p>4.15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orschoten</text:p>
          </table:table-cell>
          <table:table-cell office:value-type="string" calcext:value-type="string">
            <text:p>21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139722" calcext:value-type="float">
            <text:p>52.139722</text:p>
          </table:table-cell>
          <table:table-cell office:value-type="float" office:value="4.436389" calcext:value-type="float">
            <text:p>4.4363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Kooy</text:p>
          </table:table-cell>
          <table:table-cell office:value-type="string" calcext:value-type="string">
            <text:p>23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926944" calcext:value-type="float">
            <text:p>52.926944</text:p>
          </table:table-cell>
          <table:table-cell office:value-type="float" office:value="4.781111" calcext:value-type="float">
            <text:p>4.781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-FB-1 platform</text:p>
          </table:table-cell>
          <table:table-cell office:value-type="string" calcext:value-type="string">
            <text:p>239_H</text:p>
          </table:table-cell>
          <table:table-cell office:value-type="string" calcext:value-type="string">
            <text:p>Boorplatform</text:p>
          </table:table-cell>
          <table:table-cell table:number-columns-repeated="2"/>
          <table:table-cell office:value-type="float" office:value="54.853889" calcext:value-type="float">
            <text:p>54.853889</text:p>
          </table:table-cell>
          <table:table-cell office:value-type="float" office:value="4.696111" calcext:value-type="float">
            <text:p>4.696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iphol</text:p>
          </table:table-cell>
          <table:table-cell office:value-type="string" calcext:value-type="string">
            <text:p>24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317222" calcext:value-type="float">
            <text:p>52.317222</text:p>
          </table:table-cell>
          <table:table-cell office:value-type="float" office:value="4.789722" calcext:value-type="float">
            <text:p>4.789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lieland</text:p>
          </table:table-cell>
          <table:table-cell office:value-type="string" calcext:value-type="string">
            <text:p>242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24" calcext:value-type="float">
            <text:p>53.24</text:p>
          </table:table-cell>
          <table:table-cell office:value-type="float" office:value="4.920833" calcext:value-type="float">
            <text:p>4.920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rkhout</text:p>
          </table:table-cell>
          <table:table-cell office:value-type="string" calcext:value-type="string">
            <text:p>24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642778" calcext:value-type="float">
            <text:p>52.642778</text:p>
          </table:table-cell>
          <table:table-cell office:value-type="float" office:value="4.978889" calcext:value-type="float">
            <text:p>4.9788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rn Terschelling</text:p>
          </table:table-cell>
          <table:table-cell office:value-type="string" calcext:value-type="string">
            <text:p>251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391111" calcext:value-type="float">
            <text:p>53.391111</text:p>
          </table:table-cell>
          <table:table-cell office:value-type="float" office:value="5.345833" calcext:value-type="float">
            <text:p>5.34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13 platform</text:p>
          </table:table-cell>
          <table:table-cell office:value-type="string" calcext:value-type="string">
            <text:p>252_H</text:p>
          </table:table-cell>
          <table:table-cell office:value-type="string" calcext:value-type="string">
            <text:p>Gaswinning</text:p>
          </table:table-cell>
          <table:table-cell table:number-columns-repeated="2"/>
          <table:table-cell office:value-type="float" office:value="53.217778" calcext:value-type="float">
            <text:p>53.217778</text:p>
          </table:table-cell>
          <table:table-cell office:value-type="float" office:value="3.220278" calcext:value-type="float">
            <text:p>3.22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jk aan zee</text:p>
          </table:table-cell>
          <table:table-cell office:value-type="string" calcext:value-type="string">
            <text:p>25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505278" calcext:value-type="float">
            <text:p>52.505278</text:p>
          </table:table-cell>
          <table:table-cell office:value-type="float" office:value="4.603056" calcext:value-type="float">
            <text:p>4.6030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voren</text:p>
          </table:table-cell>
          <table:table-cell office:value-type="string" calcext:value-type="string">
            <text:p>26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896667" calcext:value-type="float">
            <text:p>52.896667</text:p>
          </table:table-cell>
          <table:table-cell office:value-type="float" office:value="5.383333" calcext:value-type="float">
            <text:p>5.3833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lystad</text:p>
          </table:table-cell>
          <table:table-cell office:value-type="string" calcext:value-type="string">
            <text:p>26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457222" calcext:value-type="float">
            <text:p>52.457222</text:p>
          </table:table-cell>
          <table:table-cell office:value-type="float" office:value="5.519722" calcext:value-type="float">
            <text:p>5.519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euwarden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223056" calcext:value-type="float">
            <text:p>53.223056</text:p>
          </table:table-cell>
          <table:table-cell office:value-type="float" office:value="5.751667" calcext:value-type="float">
            <text:p>5.75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nesse</text:p>
          </table:table-cell>
          <table:table-cell office:value-type="string" calcext:value-type="string">
            <text:p>27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701944" calcext:value-type="float">
            <text:p>52.701944</text:p>
          </table:table-cell>
          <table:table-cell office:value-type="float" office:value="5.8875" calcext:value-type="float">
            <text:p>5.88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elen</text:p>
          </table:table-cell>
          <table:table-cell office:value-type="string" calcext:value-type="string">
            <text:p>27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054722" calcext:value-type="float">
            <text:p>52.054722</text:p>
          </table:table-cell>
          <table:table-cell office:value-type="float" office:value="5.872222" calcext:value-type="float">
            <text:p>5.8722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uwersoog</text:p>
          </table:table-cell>
          <table:table-cell office:value-type="string" calcext:value-type="string">
            <text:p>27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411667" calcext:value-type="float">
            <text:p>53.411667</text:p>
          </table:table-cell>
          <table:table-cell office:value-type="float" office:value="6.199167" calcext:value-type="float">
            <text:p>6.1991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ino</text:p>
          </table:table-cell>
          <table:table-cell office:value-type="string" calcext:value-type="string">
            <text:p>278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434444" calcext:value-type="float">
            <text:p>52.434444</text:p>
          </table:table-cell>
          <table:table-cell office:value-type="float" office:value="6.258889" calcext:value-type="float">
            <text:p>6.2588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geveen</text:p>
          </table:table-cell>
          <table:table-cell office:value-type="string" calcext:value-type="string">
            <text:p>27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748889" calcext:value-type="float">
            <text:p>52.748889</text:p>
          </table:table-cell>
          <table:table-cell office:value-type="float" office:value="6.573056" calcext:value-type="float">
            <text:p>6.5730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elde</text:p>
          </table:table-cell>
          <table:table-cell office:value-type="string" calcext:value-type="string">
            <text:p>28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123611" calcext:value-type="float">
            <text:p>53.123611</text:p>
          </table:table-cell>
          <table:table-cell office:value-type="float" office:value="6.584722" calcext:value-type="float">
            <text:p>6.584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upsel</text:p>
          </table:table-cell>
          <table:table-cell office:value-type="string" calcext:value-type="string">
            <text:p>28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067778" calcext:value-type="float">
            <text:p>52.067778</text:p>
          </table:table-cell>
          <table:table-cell office:value-type="float" office:value="6.656667" calcext:value-type="float">
            <text:p>6.656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euw Beerta</text:p>
          </table:table-cell>
          <table:table-cell office:value-type="string" calcext:value-type="string">
            <text:p>286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194444" calcext:value-type="float">
            <text:p>53.194444</text:p>
          </table:table-cell>
          <table:table-cell office:value-type="float" office:value="7.149167" calcext:value-type="float">
            <text:p>7.1491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wenthe</text:p>
          </table:table-cell>
          <table:table-cell office:value-type="string" calcext:value-type="string">
            <text:p>29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273056" calcext:value-type="float">
            <text:p>52.273056</text:p>
          </table:table-cell>
          <table:table-cell office:value-type="float" office:value="6.890833" calcext:value-type="float">
            <text:p>6.890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lissingen</text:p>
          </table:table-cell>
          <table:table-cell office:value-type="string" calcext:value-type="string">
            <text:p>31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41389" calcext:value-type="float">
            <text:p>51.441389</text:p>
          </table:table-cell>
          <table:table-cell office:value-type="float" office:value="3.595833" calcext:value-type="float">
            <text:p>3.59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stdorpe</text:p>
          </table:table-cell>
          <table:table-cell office:value-type="string" calcext:value-type="string">
            <text:p>31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224722" calcext:value-type="float">
            <text:p>51.224722</text:p>
          </table:table-cell>
          <table:table-cell office:value-type="float" office:value="3.861111" calcext:value-type="float">
            <text:p>3.861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chteiland Goeree</text:p>
          </table:table-cell>
          <table:table-cell office:value-type="string" calcext:value-type="string">
            <text:p>320_H</text:p>
          </table:table-cell>
          <table:table-cell office:value-type="string" calcext:value-type="string">
            <text:p>AWS lichteiland</text:p>
          </table:table-cell>
          <table:table-cell table:number-columns-repeated="2"/>
          <table:table-cell office:value-type="float" office:value="51.925833" calcext:value-type="float">
            <text:p>51.925833</text:p>
          </table:table-cell>
          <table:table-cell office:value-type="float" office:value="3.67" calcext:value-type="float">
            <text:p>3.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uroplatform</text:p>
          </table:table-cell>
          <table:table-cell office:value-type="string" calcext:value-type="string">
            <text:p>321_H</text:p>
          </table:table-cell>
          <table:table-cell office:value-type="string" calcext:value-type="string">
            <text:p>Gaswinning</text:p>
          </table:table-cell>
          <table:table-cell table:number-columns-repeated="2"/>
          <table:table-cell office:value-type="float" office:value="51.997778" calcext:value-type="float">
            <text:p>51.997778</text:p>
          </table:table-cell>
          <table:table-cell office:value-type="float" office:value="3.275" calcext:value-type="float">
            <text:p>3.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lhelminadorp</text:p>
          </table:table-cell>
          <table:table-cell office:value-type="string" calcext:value-type="string">
            <text:p>32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533333" calcext:value-type="float">
            <text:p>51.533333</text:p>
          </table:table-cell>
          <table:table-cell office:value-type="float" office:value="3.9" calcext:value-type="float">
            <text:p>3.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ek van Holland</text:p>
          </table:table-cell>
          <table:table-cell office:value-type="string" calcext:value-type="string">
            <text:p>33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91111" calcext:value-type="float">
            <text:p>51.991111</text:p>
          </table:table-cell>
          <table:table-cell office:value-type="float" office:value="4.121667" calcext:value-type="float">
            <text:p>4.12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tterdam</text:p>
          </table:table-cell>
          <table:table-cell office:value-type="string" calcext:value-type="string">
            <text:p>344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60556" calcext:value-type="float">
            <text:p>51.960556</text:p>
          </table:table-cell>
          <table:table-cell office:value-type="float" office:value="4.446944" calcext:value-type="float">
            <text:p>4.446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bauw mast</text:p>
          </table:table-cell>
          <table:table-cell office:value-type="string" calcext:value-type="string">
            <text:p>348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69167" calcext:value-type="float">
            <text:p>51.969167</text:p>
          </table:table-cell>
          <table:table-cell office:value-type="float" office:value="4.925833" calcext:value-type="float">
            <text:p>4.92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ilze-Rijen</text:p>
          </table:table-cell>
          <table:table-cell office:value-type="string" calcext:value-type="string">
            <text:p>35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565" calcext:value-type="float">
            <text:p>51.565</text:p>
          </table:table-cell>
          <table:table-cell office:value-type="float" office:value="4.935278" calcext:value-type="float">
            <text:p>4.93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wijnen</text:p>
          </table:table-cell>
          <table:table-cell office:value-type="string" calcext:value-type="string">
            <text:p>356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857778" calcext:value-type="float">
            <text:p>51.857778</text:p>
          </table:table-cell>
          <table:table-cell office:value-type="float" office:value="5.145278" calcext:value-type="float">
            <text:p>5.14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indhoven</text:p>
          </table:table-cell>
          <table:table-cell office:value-type="string" calcext:value-type="string">
            <text:p>37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49722" calcext:value-type="float">
            <text:p>51.449722</text:p>
          </table:table-cell>
          <table:table-cell office:value-type="float" office:value="5.376944" calcext:value-type="float">
            <text:p>5.376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lkel</text:p>
          </table:table-cell>
          <table:table-cell office:value-type="string" calcext:value-type="string">
            <text:p>37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658611" calcext:value-type="float">
            <text:p>51.658611</text:p>
          </table:table-cell>
          <table:table-cell office:value-type="float" office:value="5.706667" calcext:value-type="float">
            <text:p>5.706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ll</text:p>
          </table:table-cell>
          <table:table-cell office:value-type="string" calcext:value-type="string">
            <text:p>37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196667" calcext:value-type="float">
            <text:p>51.196667</text:p>
          </table:table-cell>
          <table:table-cell office:value-type="float" office:value="5.7625" calcext:value-type="float">
            <text:p>5.7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astricht</text:p>
          </table:table-cell>
          <table:table-cell office:value-type="string" calcext:value-type="string">
            <text:p>38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0.905278" calcext:value-type="float">
            <text:p>50.905278</text:p>
          </table:table-cell>
          <table:table-cell office:value-type="float" office:value="5.761944" calcext:value-type="float">
            <text:p>5.761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cen</text:p>
          </table:table-cell>
          <table:table-cell office:value-type="string" calcext:value-type="string">
            <text:p>391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97222" calcext:value-type="float">
            <text:p>51.497222</text:p>
          </table:table-cell>
          <table:table-cell office:value-type="float" office:value="6.196111" calcext:value-type="float">
            <text:p>6.196111</text:p>
          </table:table-cell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ws_list_temperature" table:style-name="ta1">
        <table:table-column table:style-name="co12" table:default-cell-style-name="ce6"/>
        <table:table-column table:style-name="co4" table:number-columns-repeated="6" table:default-cell-style-name="ce6"/>
        <table:table-column table:style-name="co11" table:number-columns-repeated="1017" table:default-cell-style-name="ce6"/>
        <table:table-row table:style-name="ro1">
          <table:table-cell table:style-name="ce5" office:value-type="string" calcext:value-type="string">
            <text:p>AWS</text:p>
          </table:table-cell>
          <table:table-cell table:style-name="ce5" office:value-type="string" calcext:value-type="string">
            <text:p>DS_CODE</text:p>
          </table:table-cell>
          <table:table-cell table:style-name="ce5" office:value-type="string" calcext:value-type="string">
            <text:p>DS_DESC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Bilt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style-name="ce8" office:value-type="float" office:value="140781" calcext:value-type="float">
            <text:p>140781.00</text:p>
          </table:table-cell>
          <table:table-cell table:style-name="ce8" office:value-type="float" office:value="456751" calcext:value-type="float">
            <text:p>456751.00</text:p>
          </table:table-cell>
          <table:table-cell table:style-name="ce12" office:value-type="float" office:value="52.09883" calcext:value-type="float">
            <text:p>52.09883</text:p>
          </table:table-cell>
          <table:table-cell table:style-name="ce12" office:value-type="float" office:value="5.17969" calcext:value-type="float">
            <text:p>5.179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<text:s/>D15-FA-1</text:p>
          </table:table-cell>
          <table:table-cell office:value-type="string" calcext:value-type="string">
            <text:p>201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4.325556" calcext:value-type="float">
            <text:p>54.325556</text:p>
          </table:table-cell>
          <table:table-cell office:value-type="float" office:value="2.935833" calcext:value-type="float">
            <text:p>2.93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<text:s/>P11-B</text:p>
          </table:table-cell>
          <table:table-cell office:value-type="string" calcext:value-type="string">
            <text:p>203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2.36" calcext:value-type="float">
            <text:p>52.36</text:p>
          </table:table-cell>
          <table:table-cell office:value-type="float" office:value="3.341667" calcext:value-type="float">
            <text:p>3.34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K14-FA-1C</text:p>
          </table:table-cell>
          <table:table-cell office:value-type="string" calcext:value-type="string">
            <text:p>204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269444" calcext:value-type="float">
            <text:p>53.269444</text:p>
          </table:table-cell>
          <table:table-cell office:value-type="float" office:value="3.627778" calcext:value-type="float">
            <text:p>3.6277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A12-CPP</text:p>
          </table:table-cell>
          <table:table-cell office:value-type="string" calcext:value-type="string">
            <text:p>205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5.399167" calcext:value-type="float">
            <text:p>55.399167</text:p>
          </table:table-cell>
          <table:table-cell office:value-type="float" office:value="3.810278" calcext:value-type="float">
            <text:p>3.81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F16-A</text:p>
          </table:table-cell>
          <table:table-cell office:value-type="string" calcext:value-type="string">
            <text:p>206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4.116667" calcext:value-type="float">
            <text:p>54.116667</text:p>
          </table:table-cell>
          <table:table-cell office:value-type="float" office:value="4.012222" calcext:value-type="float">
            <text:p>4.0122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L9-FF-1</text:p>
          </table:table-cell>
          <table:table-cell office:value-type="string" calcext:value-type="string">
            <text:p>207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614444" calcext:value-type="float">
            <text:p>53.614444</text:p>
          </table:table-cell>
          <table:table-cell office:value-type="float" office:value="4.960278" calcext:value-type="float">
            <text:p>4.96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AWG-1</text:p>
          </table:table-cell>
          <table:table-cell office:value-type="string" calcext:value-type="string">
            <text:p>208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491667" calcext:value-type="float">
            <text:p>53.491667</text:p>
          </table:table-cell>
          <table:table-cell office:value-type="float" office:value="5.941667" calcext:value-type="float">
            <text:p>5.94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J6-A</text:p>
          </table:table-cell>
          <table:table-cell office:value-type="string" calcext:value-type="string">
            <text:p>211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3.824167" calcext:value-type="float">
            <text:p>53.824167</text:p>
          </table:table-cell>
          <table:table-cell office:value-type="float" office:value="2.945278" calcext:value-type="float">
            <text:p>2.94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tform Hoorn-Alfa</text:p>
          </table:table-cell>
          <table:table-cell office:value-type="string" calcext:value-type="string">
            <text:p>212_H</text:p>
          </table:table-cell>
          <table:table-cell office:value-type="string" calcext:value-type="string">
            <text:p>AWS platform</text:p>
          </table:table-cell>
          <table:table-cell table:number-columns-repeated="2"/>
          <table:table-cell office:value-type="float" office:value="52.918056" calcext:value-type="float">
            <text:p>52.918056</text:p>
          </table:table-cell>
          <table:table-cell office:value-type="float" office:value="4.150278" calcext:value-type="float">
            <text:p>4.15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orschoten</text:p>
          </table:table-cell>
          <table:table-cell office:value-type="string" calcext:value-type="string">
            <text:p>21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139722" calcext:value-type="float">
            <text:p>52.139722</text:p>
          </table:table-cell>
          <table:table-cell office:value-type="float" office:value="4.436389" calcext:value-type="float">
            <text:p>4.4363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Kooy</text:p>
          </table:table-cell>
          <table:table-cell office:value-type="string" calcext:value-type="string">
            <text:p>23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926944" calcext:value-type="float">
            <text:p>52.926944</text:p>
          </table:table-cell>
          <table:table-cell office:value-type="float" office:value="4.781111" calcext:value-type="float">
            <text:p>4.781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-FB-1 platform</text:p>
          </table:table-cell>
          <table:table-cell office:value-type="string" calcext:value-type="string">
            <text:p>239_H</text:p>
          </table:table-cell>
          <table:table-cell office:value-type="string" calcext:value-type="string">
            <text:p>Boorplatform</text:p>
          </table:table-cell>
          <table:table-cell table:number-columns-repeated="2"/>
          <table:table-cell office:value-type="float" office:value="54.853889" calcext:value-type="float">
            <text:p>54.853889</text:p>
          </table:table-cell>
          <table:table-cell office:value-type="float" office:value="4.696111" calcext:value-type="float">
            <text:p>4.696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iphol</text:p>
          </table:table-cell>
          <table:table-cell office:value-type="string" calcext:value-type="string">
            <text:p>24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317222" calcext:value-type="float">
            <text:p>52.317222</text:p>
          </table:table-cell>
          <table:table-cell office:value-type="float" office:value="4.789722" calcext:value-type="float">
            <text:p>4.789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lieland</text:p>
          </table:table-cell>
          <table:table-cell office:value-type="string" calcext:value-type="string">
            <text:p>242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24" calcext:value-type="float">
            <text:p>53.24</text:p>
          </table:table-cell>
          <table:table-cell office:value-type="float" office:value="4.920833" calcext:value-type="float">
            <text:p>4.920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rkhout</text:p>
          </table:table-cell>
          <table:table-cell office:value-type="string" calcext:value-type="string">
            <text:p>24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642778" calcext:value-type="float">
            <text:p>52.642778</text:p>
          </table:table-cell>
          <table:table-cell office:value-type="float" office:value="4.978889" calcext:value-type="float">
            <text:p>4.9788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rn Terschelling</text:p>
          </table:table-cell>
          <table:table-cell office:value-type="string" calcext:value-type="string">
            <text:p>251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391111" calcext:value-type="float">
            <text:p>53.391111</text:p>
          </table:table-cell>
          <table:table-cell office:value-type="float" office:value="5.345833" calcext:value-type="float">
            <text:p>5.34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13 platform</text:p>
          </table:table-cell>
          <table:table-cell office:value-type="string" calcext:value-type="string">
            <text:p>252_H</text:p>
          </table:table-cell>
          <table:table-cell office:value-type="string" calcext:value-type="string">
            <text:p>Gaswinning</text:p>
          </table:table-cell>
          <table:table-cell table:number-columns-repeated="2"/>
          <table:table-cell office:value-type="float" office:value="53.217778" calcext:value-type="float">
            <text:p>53.217778</text:p>
          </table:table-cell>
          <table:table-cell office:value-type="float" office:value="3.220278" calcext:value-type="float">
            <text:p>3.220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jk aan zee</text:p>
          </table:table-cell>
          <table:table-cell office:value-type="string" calcext:value-type="string">
            <text:p>25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505278" calcext:value-type="float">
            <text:p>52.505278</text:p>
          </table:table-cell>
          <table:table-cell office:value-type="float" office:value="4.603056" calcext:value-type="float">
            <text:p>4.6030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voren</text:p>
          </table:table-cell>
          <table:table-cell office:value-type="string" calcext:value-type="string">
            <text:p>26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896667" calcext:value-type="float">
            <text:p>52.896667</text:p>
          </table:table-cell>
          <table:table-cell office:value-type="float" office:value="5.383333" calcext:value-type="float">
            <text:p>5.3833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lystad</text:p>
          </table:table-cell>
          <table:table-cell office:value-type="string" calcext:value-type="string">
            <text:p>26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457222" calcext:value-type="float">
            <text:p>52.457222</text:p>
          </table:table-cell>
          <table:table-cell office:value-type="float" office:value="5.519722" calcext:value-type="float">
            <text:p>5.519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euwarden</text:p>
          </table:table-cell>
          <table:table-cell office:value-type="string" calcext:value-type="string">
            <text:p>27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223056" calcext:value-type="float">
            <text:p>53.223056</text:p>
          </table:table-cell>
          <table:table-cell office:value-type="float" office:value="5.751667" calcext:value-type="float">
            <text:p>5.75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nesse</text:p>
          </table:table-cell>
          <table:table-cell office:value-type="string" calcext:value-type="string">
            <text:p>27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701944" calcext:value-type="float">
            <text:p>52.701944</text:p>
          </table:table-cell>
          <table:table-cell office:value-type="float" office:value="5.8875" calcext:value-type="float">
            <text:p>5.88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elen</text:p>
          </table:table-cell>
          <table:table-cell office:value-type="string" calcext:value-type="string">
            <text:p>27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054722" calcext:value-type="float">
            <text:p>52.054722</text:p>
          </table:table-cell>
          <table:table-cell office:value-type="float" office:value="5.872222" calcext:value-type="float">
            <text:p>5.8722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uwersoog</text:p>
          </table:table-cell>
          <table:table-cell office:value-type="string" calcext:value-type="string">
            <text:p>27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411667" calcext:value-type="float">
            <text:p>53.411667</text:p>
          </table:table-cell>
          <table:table-cell office:value-type="float" office:value="6.199167" calcext:value-type="float">
            <text:p>6.1991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ino</text:p>
          </table:table-cell>
          <table:table-cell office:value-type="string" calcext:value-type="string">
            <text:p>278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434444" calcext:value-type="float">
            <text:p>52.434444</text:p>
          </table:table-cell>
          <table:table-cell office:value-type="float" office:value="6.258889" calcext:value-type="float">
            <text:p>6.2588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geveen</text:p>
          </table:table-cell>
          <table:table-cell office:value-type="string" calcext:value-type="string">
            <text:p>27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748889" calcext:value-type="float">
            <text:p>52.748889</text:p>
          </table:table-cell>
          <table:table-cell office:value-type="float" office:value="6.573056" calcext:value-type="float">
            <text:p>6.5730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elde</text:p>
          </table:table-cell>
          <table:table-cell office:value-type="string" calcext:value-type="string">
            <text:p>28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123611" calcext:value-type="float">
            <text:p>53.123611</text:p>
          </table:table-cell>
          <table:table-cell office:value-type="float" office:value="6.584722" calcext:value-type="float">
            <text:p>6.5847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upsel</text:p>
          </table:table-cell>
          <table:table-cell office:value-type="string" calcext:value-type="string">
            <text:p>28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067778" calcext:value-type="float">
            <text:p>52.067778</text:p>
          </table:table-cell>
          <table:table-cell office:value-type="float" office:value="6.656667" calcext:value-type="float">
            <text:p>6.656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euw Beerta</text:p>
          </table:table-cell>
          <table:table-cell office:value-type="string" calcext:value-type="string">
            <text:p>286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3.194444" calcext:value-type="float">
            <text:p>53.194444</text:p>
          </table:table-cell>
          <table:table-cell office:value-type="float" office:value="7.149167" calcext:value-type="float">
            <text:p>7.1491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wenthe</text:p>
          </table:table-cell>
          <table:table-cell office:value-type="string" calcext:value-type="string">
            <text:p>29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2.273056" calcext:value-type="float">
            <text:p>52.273056</text:p>
          </table:table-cell>
          <table:table-cell office:value-type="float" office:value="6.890833" calcext:value-type="float">
            <text:p>6.890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lissingen</text:p>
          </table:table-cell>
          <table:table-cell office:value-type="string" calcext:value-type="string">
            <text:p>31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41389" calcext:value-type="float">
            <text:p>51.441389</text:p>
          </table:table-cell>
          <table:table-cell office:value-type="float" office:value="3.595833" calcext:value-type="float">
            <text:p>3.59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stdorpe</text:p>
          </table:table-cell>
          <table:table-cell office:value-type="string" calcext:value-type="string">
            <text:p>319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224722" calcext:value-type="float">
            <text:p>51.224722</text:p>
          </table:table-cell>
          <table:table-cell office:value-type="float" office:value="3.861111" calcext:value-type="float">
            <text:p>3.861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chteiland Goeree</text:p>
          </table:table-cell>
          <table:table-cell office:value-type="string" calcext:value-type="string">
            <text:p>320_H</text:p>
          </table:table-cell>
          <table:table-cell office:value-type="string" calcext:value-type="string">
            <text:p>AWS lichteiland</text:p>
          </table:table-cell>
          <table:table-cell table:number-columns-repeated="2"/>
          <table:table-cell office:value-type="float" office:value="51.925833" calcext:value-type="float">
            <text:p>51.925833</text:p>
          </table:table-cell>
          <table:table-cell office:value-type="float" office:value="3.67" calcext:value-type="float">
            <text:p>3.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uroplatform</text:p>
          </table:table-cell>
          <table:table-cell office:value-type="string" calcext:value-type="string">
            <text:p>321_H</text:p>
          </table:table-cell>
          <table:table-cell office:value-type="string" calcext:value-type="string">
            <text:p>Gaswinning</text:p>
          </table:table-cell>
          <table:table-cell table:number-columns-repeated="2"/>
          <table:table-cell office:value-type="float" office:value="51.997778" calcext:value-type="float">
            <text:p>51.997778</text:p>
          </table:table-cell>
          <table:table-cell office:value-type="float" office:value="3.275" calcext:value-type="float">
            <text:p>3.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lhelminadorp</text:p>
          </table:table-cell>
          <table:table-cell office:value-type="string" calcext:value-type="string">
            <text:p>323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533333" calcext:value-type="float">
            <text:p>51.533333</text:p>
          </table:table-cell>
          <table:table-cell office:value-type="float" office:value="3.9" calcext:value-type="float">
            <text:p>3.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ek van Holland</text:p>
          </table:table-cell>
          <table:table-cell office:value-type="string" calcext:value-type="string">
            <text:p>33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91111" calcext:value-type="float">
            <text:p>51.991111</text:p>
          </table:table-cell>
          <table:table-cell office:value-type="float" office:value="4.121667" calcext:value-type="float">
            <text:p>4.121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tterdam</text:p>
          </table:table-cell>
          <table:table-cell office:value-type="string" calcext:value-type="string">
            <text:p>344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60556" calcext:value-type="float">
            <text:p>51.960556</text:p>
          </table:table-cell>
          <table:table-cell office:value-type="float" office:value="4.446944" calcext:value-type="float">
            <text:p>4.446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bauw mast</text:p>
          </table:table-cell>
          <table:table-cell office:value-type="string" calcext:value-type="string">
            <text:p>348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969167" calcext:value-type="float">
            <text:p>51.969167</text:p>
          </table:table-cell>
          <table:table-cell office:value-type="float" office:value="4.925833" calcext:value-type="float">
            <text:p>4.9258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ilze-Rijen</text:p>
          </table:table-cell>
          <table:table-cell office:value-type="string" calcext:value-type="string">
            <text:p>35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565" calcext:value-type="float">
            <text:p>51.565</text:p>
          </table:table-cell>
          <table:table-cell office:value-type="float" office:value="4.935278" calcext:value-type="float">
            <text:p>4.93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wijnen</text:p>
          </table:table-cell>
          <table:table-cell office:value-type="string" calcext:value-type="string">
            <text:p>356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857778" calcext:value-type="float">
            <text:p>51.857778</text:p>
          </table:table-cell>
          <table:table-cell office:value-type="float" office:value="5.145278" calcext:value-type="float">
            <text:p>5.1452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indhoven</text:p>
          </table:table-cell>
          <table:table-cell office:value-type="string" calcext:value-type="string">
            <text:p>37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49722" calcext:value-type="float">
            <text:p>51.449722</text:p>
          </table:table-cell>
          <table:table-cell office:value-type="float" office:value="5.376944" calcext:value-type="float">
            <text:p>5.376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olkel</text:p>
          </table:table-cell>
          <table:table-cell office:value-type="string" calcext:value-type="string">
            <text:p>375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658611" calcext:value-type="float">
            <text:p>51.658611</text:p>
          </table:table-cell>
          <table:table-cell office:value-type="float" office:value="5.706667" calcext:value-type="float">
            <text:p>5.70666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ll</text:p>
          </table:table-cell>
          <table:table-cell office:value-type="string" calcext:value-type="string">
            <text:p>377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196667" calcext:value-type="float">
            <text:p>51.196667</text:p>
          </table:table-cell>
          <table:table-cell office:value-type="float" office:value="5.7625" calcext:value-type="float">
            <text:p>5.7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astricht</text:p>
          </table:table-cell>
          <table:table-cell office:value-type="string" calcext:value-type="string">
            <text:p>380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0.905278" calcext:value-type="float">
            <text:p>50.905278</text:p>
          </table:table-cell>
          <table:table-cell office:value-type="float" office:value="5.761944" calcext:value-type="float">
            <text:p>5.7619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cen</text:p>
          </table:table-cell>
          <table:table-cell office:value-type="string" calcext:value-type="string">
            <text:p>391_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float" office:value="51.497222" calcext:value-type="float">
            <text:p>51.497222</text:p>
          </table:table-cell>
          <table:table-cell office:value-type="float" office:value="6.196111" calcext:value-type="float">
            <text:p>6.196111</text:p>
          </table:table-cell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ll_AWSCoordinates.A1:all_AWSCoordinates.U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5" loext:min-decimal-places="1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8:01:32.386679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meta:creation-date>2018-06-27T14:32:36Z</meta:creation-date>
    <dc:date>2019-03-14T18:01:53.958443791</dc:date>
    <meta:print-date>2019-01-22T12:16:37Z</meta:print-date>
    <meta:editing-cycles>35</meta:editing-cycles>
    <meta:editing-duration>PT12M14S</meta:editing-duration>
    <meta:document-statistic meta:table-count="3" meta:cell-count="1787" meta:object-count="0"/>
  </office:meta>
</office:document-meta>
</file>